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5"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6" style:family="paragraph" style:parent-style-name="Thesis_5f_body">
      <style:text-properties fo:font-style="italic" fo:font-weight="bold" officeooo:rsid="024d5ee6" officeooo:paragraph-rsid="02906675" style:font-style-asian="italic" style:font-weight-asian="bold" style:font-style-complex="italic" style:font-weight-complex="bold"/>
    </style:style>
    <style:style style:name="P7" style:family="paragraph" style:parent-style-name="Thesis_5f_body">
      <style:text-properties fo:font-style="italic" fo:font-weight="bold" officeooo:rsid="02d1e734" officeooo:paragraph-rsid="02d1e734" style:font-style-asian="italic" style:font-weight-asian="bold" style:font-style-complex="italic" style:font-weight-complex="bold"/>
    </style:style>
    <style:style style:name="P8" style:family="paragraph" style:parent-style-name="Thesis_5f_body">
      <style:text-properties fo:font-style="italic" style:font-style-asian="italic" style:font-style-complex="italic"/>
    </style:style>
    <style:style style:name="P9" style:family="paragraph" style:parent-style-name="Thesis_5f_body">
      <style:text-properties fo:font-style="normal" fo:font-weight="bold" style:font-style-asian="normal" style:font-weight-asian="bold" style:font-style-complex="normal" style:font-weight-complex="bold"/>
    </style:style>
    <style:style style:name="P10" style:family="paragraph" style:parent-style-name="Thesis_5f_body">
      <style:text-properties officeooo:paragraph-rsid="01c386a6"/>
    </style:style>
    <style:style style:name="P11" style:family="paragraph" style:parent-style-name="Thesis_5f_body">
      <style:text-properties officeooo:rsid="016197a2"/>
    </style:style>
    <style:style style:name="P12" style:family="paragraph" style:parent-style-name="Thesis_5f_body">
      <style:text-properties officeooo:paragraph-rsid="01cb876f"/>
    </style:style>
    <style:style style:name="P13" style:family="paragraph" style:parent-style-name="Thesis_5f_body">
      <style:text-properties officeooo:paragraph-rsid="01d1fbc3"/>
    </style:style>
    <style:style style:name="P14" style:family="paragraph" style:parent-style-name="Thesis_5f_body">
      <style:text-properties fo:language="bg" fo:country="BG" officeooo:rsid="020811ef" officeooo:paragraph-rsid="020fa8f2"/>
    </style:style>
    <style:style style:name="P15" style:family="paragraph" style:parent-style-name="Thesis_5f_body">
      <style:text-properties fo:language="bg" fo:country="BG" officeooo:rsid="02216c56" officeooo:paragraph-rsid="02216c56"/>
    </style:style>
    <style:style style:name="P16" style:family="paragraph" style:parent-style-name="Thesis_5f_body">
      <style:paragraph-properties fo:text-align="justify" style:justify-single-word="false"/>
      <style:text-properties fo:language="bg" fo:country="BG" officeooo:rsid="02316f69" officeooo:paragraph-rsid="02316f69"/>
    </style:style>
    <style:style style:name="P17" style:family="paragraph" style:parent-style-name="Thesis_5f_body">
      <style:text-properties fo:language="bg" fo:country="BG" fo:font-style="italic" fo:font-weight="bold" officeooo:rsid="02452410" officeooo:paragraph-rsid="01f8082d" fo:background-color="transparent" style:font-style-asian="italic" style:font-weight-asian="bold" style:font-style-complex="italic" style:font-weight-complex="bold"/>
    </style:style>
    <style:style style:name="P18" style:family="paragraph" style:parent-style-name="Thesis_5f_body">
      <style:text-properties fo:language="bg" fo:country="BG" officeooo:rsid="024d3423" officeooo:paragraph-rsid="024d3423" fo:background-color="transparent"/>
    </style:style>
    <style:style style:name="P19" style:family="paragraph" style:parent-style-name="Thesis_5f_body">
      <style:text-properties fo:language="bg" fo:country="BG" officeooo:rsid="0209fc3b" officeooo:paragraph-rsid="02b74a49"/>
    </style:style>
    <style:style style:name="P20" style:family="paragraph" style:parent-style-name="Thesis_5f_body">
      <style:text-properties fo:language="bg" fo:country="BG" officeooo:rsid="020c729a" officeooo:paragraph-rsid="02b74a49"/>
    </style:style>
    <style:style style:name="P21" style:family="paragraph" style:parent-style-name="Thesis_5f_body">
      <style:text-properties officeooo:rsid="0223c1b4" fo:background-color="#ffff00"/>
    </style:style>
    <style:style style:name="P22" style:family="paragraph" style:parent-style-name="Thesis_5f_body">
      <style:text-properties officeooo:rsid="02d8dab0" officeooo:paragraph-rsid="02d8dab0" fo:background-color="#ffff00"/>
    </style:style>
    <style:style style:name="P23" style:family="paragraph" style:parent-style-name="Thesis_5f_body">
      <style:paragraph-properties fo:text-align="center" style:justify-single-word="false"/>
      <style:text-properties officeooo:rsid="020252a4" officeooo:paragraph-rsid="02301eed"/>
    </style:style>
    <style:style style:name="P24" style:family="paragraph" style:parent-style-name="Thesis_5f_body">
      <style:text-properties officeooo:paragraph-rsid="021c3539"/>
    </style:style>
    <style:style style:name="P25" style:family="paragraph" style:parent-style-name="Thesis_5f_body">
      <style:text-properties officeooo:paragraph-rsid="021eab53"/>
    </style:style>
    <style:style style:name="P26" style:family="paragraph" style:parent-style-name="Thesis_5f_body">
      <style:text-properties officeooo:rsid="02216c56" officeooo:paragraph-rsid="02216c56"/>
    </style:style>
    <style:style style:name="P27" style:family="paragraph" style:parent-style-name="Thesis_5f_body">
      <style:paragraph-properties fo:text-align="start" style:justify-single-word="false"/>
      <style:text-properties officeooo:rsid="022bd978" officeooo:paragraph-rsid="022bd978"/>
    </style:style>
    <style:style style:name="P28" style:family="paragraph" style:parent-style-name="Thesis_5f_body">
      <style:paragraph-properties fo:text-align="center" style:justify-single-word="false"/>
      <style:text-properties officeooo:paragraph-rsid="022bd978"/>
    </style:style>
    <style:style style:name="P29" style:family="paragraph" style:parent-style-name="Thesis_5f_body">
      <style:paragraph-properties fo:text-align="center" style:justify-single-word="false"/>
      <style:text-properties officeooo:paragraph-rsid="0243bddf"/>
    </style:style>
    <style:style style:name="P30" style:family="paragraph" style:parent-style-name="Thesis_5f_body">
      <style:text-properties officeooo:paragraph-rsid="022bd978"/>
    </style:style>
    <style:style style:name="P31" style:family="paragraph" style:parent-style-name="Thesis_5f_body">
      <style:text-properties officeooo:paragraph-rsid="022f01b8"/>
    </style:style>
    <style:style style:name="P32" style:family="paragraph" style:parent-style-name="Thesis_5f_body">
      <style:paragraph-properties fo:text-align="justify" style:justify-single-word="false"/>
      <style:text-properties officeooo:rsid="02032a7d" officeooo:paragraph-rsid="02316f69"/>
    </style:style>
    <style:style style:name="P33" style:family="paragraph" style:parent-style-name="Thesis_5f_body">
      <style:paragraph-properties fo:text-align="justify" style:justify-single-word="false"/>
      <style:text-properties officeooo:rsid="0204e267" officeooo:paragraph-rsid="0237717f"/>
    </style:style>
    <style:style style:name="P34" style:family="paragraph" style:parent-style-name="Thesis_5f_body">
      <style:paragraph-properties fo:text-align="justify" style:justify-single-word="false"/>
      <style:text-properties officeooo:paragraph-rsid="023cb3eb"/>
    </style:style>
    <style:style style:name="P35" style:family="paragraph" style:parent-style-name="Thesis_5f_body">
      <style:paragraph-properties fo:text-align="justify" style:justify-single-word="false"/>
      <style:text-properties officeooo:paragraph-rsid="02407147"/>
    </style:style>
    <style:style style:name="P36" style:family="paragraph" style:parent-style-name="Thesis_5f_body">
      <style:text-properties officeooo:paragraph-rsid="0243bddf"/>
    </style:style>
    <style:style style:name="P37" style:family="paragraph" style:parent-style-name="Thesis_5f_body">
      <style:text-properties officeooo:rsid="02452410" officeooo:paragraph-rsid="02467ba1"/>
    </style:style>
    <style:style style:name="P38" style:family="paragraph" style:parent-style-name="Thesis_5f_body">
      <style:text-properties officeooo:rsid="011e2908" officeooo:paragraph-rsid="021c3539"/>
    </style:style>
    <style:style style:name="P39" style:family="paragraph" style:parent-style-name="Thesis_5f_body">
      <style:text-properties fo:language="ru" fo:country="RU" officeooo:rsid="01f95797" officeooo:paragraph-rsid="0243bddf" fo:background-color="transparent"/>
    </style:style>
    <style:style style:name="P40" style:family="paragraph" style:parent-style-name="Thesis_5f_body">
      <style:paragraph-properties fo:text-align="justify" style:justify-single-word="false"/>
      <style:text-properties style:text-position="0% 100%" fo:language="bg" fo:country="BG" officeooo:rsid="02316f69" officeooo:paragraph-rsid="0237717f"/>
    </style:style>
    <style:style style:name="P41" style:family="paragraph" style:parent-style-name="Thesis_5f_body">
      <style:text-properties officeooo:rsid="0256356d" officeooo:paragraph-rsid="0256356d"/>
    </style:style>
    <style:style style:name="P42" style:family="paragraph" style:parent-style-name="Thesis_5f_body">
      <style:text-properties officeooo:rsid="0223c1b4" officeooo:paragraph-rsid="0262477b"/>
    </style:style>
    <style:style style:name="P43" style:family="paragraph" style:parent-style-name="Thesis_5f_body">
      <style:text-properties officeooo:paragraph-rsid="02647b4a"/>
    </style:style>
    <style:style style:name="P44" style:family="paragraph" style:parent-style-name="Thesis_5f_body">
      <style:text-properties officeooo:paragraph-rsid="02669ddf"/>
    </style:style>
    <style:style style:name="P45" style:family="paragraph" style:parent-style-name="Thesis_5f_body">
      <style:text-properties style:font-name="Times New Roman" fo:language="bg" fo:country="BG" officeooo:rsid="028ea244" officeooo:paragraph-rsid="028fdca1" fo:background-color="transparent"/>
    </style:style>
    <style:style style:name="P46" style:family="paragraph" style:parent-style-name="Thesis_5f_body">
      <style:text-properties style:font-name="Times New Roman" fo:language="bg" fo:country="BG" officeooo:rsid="02902cb0" officeooo:paragraph-rsid="02902cb0" fo:background-color="transparent"/>
    </style:style>
    <style:style style:name="P47" style:family="paragraph" style:parent-style-name="Thesis_5f_body">
      <style:text-properties officeooo:paragraph-rsid="0289f5d1"/>
    </style:style>
    <style:style style:name="P48" style:family="paragraph" style:parent-style-name="Thesis_5f_body">
      <style:text-properties officeooo:paragraph-rsid="02906675"/>
    </style:style>
    <style:style style:name="P49" style:family="paragraph" style:parent-style-name="Thesis_5f_body">
      <style:text-properties officeooo:paragraph-rsid="02a1258a"/>
    </style:style>
    <style:style style:name="P50" style:family="paragraph" style:parent-style-name="Thesis_5f_body">
      <style:text-properties officeooo:paragraph-rsid="02a7c037"/>
    </style:style>
    <style:style style:name="P51" style:family="paragraph" style:parent-style-name="Thesis_5f_body">
      <style:text-properties officeooo:paragraph-rsid="02a85b49"/>
    </style:style>
    <style:style style:name="P52" style:family="paragraph" style:parent-style-name="Thesis_5f_body">
      <style:text-properties officeooo:paragraph-rsid="02b4546d"/>
    </style:style>
    <style:style style:name="P53" style:family="paragraph" style:parent-style-name="Thesis_5f_body">
      <style:text-properties officeooo:rsid="02bb9787" officeooo:paragraph-rsid="02bc6748"/>
    </style:style>
    <style:style style:name="P54" style:family="paragraph" style:parent-style-name="Thesis_5f_body">
      <style:text-properties officeooo:paragraph-rsid="02c12a72"/>
    </style:style>
    <style:style style:name="P55" style:family="paragraph" style:parent-style-name="Thesis_5f_body">
      <style:text-properties officeooo:paragraph-rsid="02c29d7c"/>
    </style:style>
    <style:style style:name="P56" style:family="paragraph" style:parent-style-name="Thesis_5f_body">
      <style:text-properties officeooo:paragraph-rsid="02d57940"/>
    </style:style>
    <style:style style:name="P57" style:family="paragraph" style:parent-style-name="Thesis_5f_body">
      <style:text-properties officeooo:paragraph-rsid="02da7e72"/>
    </style:style>
    <style:style style:name="P58" style:family="paragraph" style:parent-style-name="Thesis_5f_Heading1" style:list-style-name="L13" style:master-page-name="Thesis_5f_bodyPage">
      <style:paragraph-properties style:page-number="auto"/>
    </style:style>
    <style:style style:name="P59" style:family="paragraph" style:parent-style-name="Thesis_5f_body">
      <style:text-properties officeooo:rsid="029c96c9" officeooo:paragraph-rsid="029c96c9"/>
    </style:style>
    <style:style style:name="P60" style:family="paragraph" style:parent-style-name="Thesis_5f_body">
      <style:text-properties fo:language="bg" fo:country="BG" fo:font-style="normal" fo:font-weight="normal" officeooo:rsid="02806b7d" officeooo:paragraph-rsid="02906675" fo:background-color="transparent" style:font-style-asian="normal" style:font-weight-asian="normal" style:font-style-complex="normal" style:font-weight-complex="normal"/>
    </style:style>
    <style:style style:name="P61" style:family="paragraph" style:parent-style-name="Thesis_5f_body">
      <style:text-properties fo:language="ru" fo:country="RU" officeooo:rsid="017b4e5e" officeooo:paragraph-rsid="02c29d7c"/>
    </style:style>
    <style:style style:name="P62" style:family="paragraph" style:parent-style-name="Thesis_5f_body">
      <style:text-properties fo:language="ru" fo:country="RU" fo:font-style="normal" fo:font-weight="normal" officeooo:rsid="02d1e734" fo:background-color="transparent" style:font-style-asian="normal" style:font-weight-asian="normal" style:font-style-complex="normal" style:font-weight-complex="normal"/>
    </style:style>
    <style:style style:name="P63" style:family="paragraph" style:parent-style-name="Thesis_5f_body" style:list-style-name="L14"/>
    <style:style style:name="P64" style:family="paragraph" style:parent-style-name="Thesis_5f_body">
      <style:text-properties officeooo:rsid="018178aa" officeooo:paragraph-rsid="02c8c43a"/>
    </style:style>
    <style:style style:name="P65" style:family="paragraph" style:parent-style-name="Thesis_5f_body">
      <style:text-properties officeooo:paragraph-rsid="02e54a67"/>
    </style:style>
    <style:style style:name="P66" style:family="paragraph" style:parent-style-name="Thesis_5f_body">
      <style:text-properties officeooo:paragraph-rsid="02e91078"/>
    </style:style>
    <style:style style:name="P67" style:family="paragraph" style:parent-style-name="Thesis_5f_body">
      <style:text-properties officeooo:paragraph-rsid="02f25e91"/>
    </style:style>
    <style:style style:name="P68" style:family="paragraph" style:parent-style-name="Thesis_5f_body">
      <style:text-properties officeooo:paragraph-rsid="02f29667"/>
    </style:style>
    <style:style style:name="P69" style:family="paragraph" style:parent-style-name="Thesis_5f_body">
      <style:text-properties officeooo:paragraph-rsid="02faf8e9"/>
    </style:style>
    <style:style style:name="P70" style:family="paragraph" style:parent-style-name="Thesis_5f_body">
      <style:text-properties officeooo:paragraph-rsid="02fc9825"/>
    </style:style>
    <style:style style:name="P71" style:family="paragraph" style:parent-style-name="Thesis_5f_body">
      <style:text-properties officeooo:paragraph-rsid="03018a0e"/>
    </style:style>
    <style:style style:name="P72" style:family="paragraph" style:parent-style-name="Thesis_5f_body">
      <style:text-properties officeooo:paragraph-rsid="030745f4"/>
    </style:style>
    <style:style style:name="P73" style:family="paragraph" style:parent-style-name="Thesis_5f_Heading3" style:list-style-name="Thesis_5f_numbering">
      <style:text-properties officeooo:rsid="02226352" officeooo:paragraph-rsid="01da3902"/>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style:text-position="super 58%" style:font-name="Times New Roman" fo:language="bg" fo:country="BG" officeooo:rsid="02647b4a" fo:background-color="transparent" loext:char-shading-value="0"/>
    </style:style>
    <style:style style:name="T5" style:family="text">
      <style:text-properties officeooo:rsid="0223c1b4" fo:background-color="#ffff00" loext:char-shading-value="0"/>
    </style:style>
    <style:style style:name="T6" style:family="text">
      <style:text-properties officeooo:rsid="02b82361" fo:background-color="#ffff00" loext:char-shading-value="0"/>
    </style:style>
    <style:style style:name="T7" style:family="text">
      <style:text-properties style:text-position="sub 58%" fo:language="en" fo:country="US"/>
    </style:style>
    <style:style style:name="T8" style:family="text">
      <style:text-properties style:text-position="sub 58%" fo:language="en" fo:country="US" style:font-size-asian="10.5pt"/>
    </style:style>
    <style:style style:name="T9" style:family="text">
      <style:text-properties style:text-position="sub 58%" fo:language="ru" fo:country="RU" officeooo:rsid="0114fb40"/>
    </style:style>
    <style:style style:name="T10" style:family="text">
      <style:text-properties style:text-position="0% 100%" fo:language="ru" fo:country="RU" officeooo:rsid="0114fb40"/>
    </style:style>
    <style:style style:name="T11" style:family="text">
      <style:text-properties style:text-position="0% 100%" fo:language="en" fo:country="US"/>
    </style:style>
    <style:style style:name="T12" style:family="text">
      <style:text-properties style:text-position="0% 100%" fo:language="en" fo:country="US" officeooo:rsid="020572cc"/>
    </style:style>
    <style:style style:name="T13" style:family="text">
      <style:text-properties style:text-position="0% 100%" fo:language="en" fo:country="US" officeooo:rsid="0237717f"/>
    </style:style>
    <style:style style:name="T14" style:family="text">
      <style:text-properties style:text-position="0% 100%" fo:language="en" fo:country="US" officeooo:rsid="023e832c" fo:background-color="transparent" loext:char-shading-value="0"/>
    </style:style>
    <style:style style:name="T15" style:family="text">
      <style:text-properties style:text-position="0% 100%" fo:language="en" fo:country="US" officeooo:rsid="0240b852" fo:background-color="transparent" loext:char-shading-value="0"/>
    </style:style>
    <style:style style:name="T16" style:family="text">
      <style:text-properties style:text-position="0% 100%" fo:language="en" fo:country="US" officeooo:rsid="0240b852"/>
    </style:style>
    <style:style style:name="T17" style:family="text">
      <style:text-properties style:text-position="0% 100%" fo:language="bg" fo:country="BG"/>
    </style:style>
    <style:style style:name="T18" style:family="text">
      <style:text-properties style:text-position="0% 100%" fo:language="bg" fo:country="BG" officeooo:rsid="0204e267"/>
    </style:style>
    <style:style style:name="T19" style:family="text">
      <style:text-properties style:text-position="0% 100%" fo:language="bg" fo:country="BG" officeooo:rsid="020572cc"/>
    </style:style>
    <style:style style:name="T20" style:family="text">
      <style:text-properties style:text-position="0% 100%" fo:language="bg" fo:country="BG" officeooo:rsid="02316f69"/>
    </style:style>
    <style:style style:name="T21" style:family="text">
      <style:text-properties style:text-position="0% 100%" fo:language="bg" fo:country="BG" officeooo:rsid="0237717f"/>
    </style:style>
    <style:style style:name="T22" style:family="text">
      <style:text-properties style:text-position="0% 100%" fo:language="bg" fo:country="BG" officeooo:rsid="023cb3eb"/>
    </style:style>
    <style:style style:name="T23" style:family="text">
      <style:text-properties style:text-position="0% 100%" fo:language="bg" fo:country="BG" officeooo:rsid="020252a4" fo:background-color="transparent" loext:char-shading-value="0"/>
    </style:style>
    <style:style style:name="T24" style:family="text">
      <style:text-properties style:text-position="0% 100%" fo:language="bg" fo:country="BG" officeooo:rsid="023e832c" fo:background-color="transparent" loext:char-shading-value="0"/>
    </style:style>
    <style:style style:name="T25" style:family="text">
      <style:text-properties style:text-position="0% 100%" fo:language="bg" fo:country="BG" officeooo:rsid="024292dc"/>
    </style:style>
    <style:style style:name="T26" style:family="text">
      <style:text-properties style:text-position="0% 100%" style:font-name="Times New Roman" fo:language="en" fo:country="US" officeooo:rsid="02647b4a" fo:background-color="transparent" loext:char-shading-value="0"/>
    </style:style>
    <style:style style:name="T27" style:family="text">
      <style:text-properties style:text-position="0% 100%" style:font-name="Times New Roman" fo:language="en" fo:country="US" officeooo:rsid="024d3423" fo:background-color="transparent" loext:char-shading-value="0"/>
    </style:style>
    <style:style style:name="T28" style:family="text">
      <style:text-properties style:text-position="0% 100%" style:font-name="Times New Roman" fo:language="bg" fo:country="BG" officeooo:rsid="0269e92a" fo:background-color="transparent" loext:char-shading-value="0"/>
    </style:style>
    <style:style style:name="T29" style:family="text">
      <style:text-properties style:text-position="0% 100%" style:font-name="Times New Roman" fo:language="bg" fo:country="BG" officeooo:rsid="026b2712" fo:background-color="transparent" loext:char-shading-value="0"/>
    </style:style>
    <style:style style:name="T30" style:family="text">
      <style:text-properties style:text-position="0% 100%" style:font-name="Times New Roman" fo:language="bg" fo:country="BG" officeooo:rsid="026dfc35" fo:background-color="transparent" loext:char-shading-value="0"/>
    </style:style>
    <style:style style:name="T31" style:family="text">
      <style:text-properties style:text-position="0% 100%" style:font-name="Times New Roman4" fo:language="bg" fo:country="BG" officeooo:rsid="024d3423" fo:background-color="transparent" loext:char-shading-value="0"/>
    </style:style>
    <style:style style:name="T32" style:family="text">
      <style:text-properties officeooo:rsid="01458ba0" fo:background-color="transparent" loext:char-shading-value="0"/>
    </style:style>
    <style:style style:name="T33" style:family="text">
      <style:text-properties officeooo:rsid="011e2908" fo:background-color="transparent" loext:char-shading-value="0"/>
    </style:style>
    <style:style style:name="T34" style:family="text">
      <style:text-properties officeooo:rsid="014ae22a" fo:background-color="transparent" loext:char-shading-value="0"/>
    </style:style>
    <style:style style:name="T35" style:family="text">
      <style:text-properties officeooo:rsid="014c301c" fo:background-color="transparent" loext:char-shading-value="0"/>
    </style:style>
    <style:style style:name="T36" style:family="text">
      <style:text-properties fo:color="#000000" officeooo:rsid="016197a2"/>
    </style:style>
    <style:style style:name="T37" style:family="text">
      <style:text-properties fo:language="ru" fo:country="RU"/>
    </style:style>
    <style:style style:name="T38" style:family="text">
      <style:text-properties fo:language="ru" fo:country="RU" officeooo:rsid="0114fb40"/>
    </style:style>
    <style:style style:name="T39" style:family="text">
      <style:text-properties fo:language="ru" fo:country="RU" officeooo:rsid="011846d8"/>
    </style:style>
    <style:style style:name="T40" style:family="text">
      <style:text-properties fo:language="ru" fo:country="RU" officeooo:rsid="012e22f9"/>
    </style:style>
    <style:style style:name="T41" style:family="text">
      <style:text-properties fo:language="ru" fo:country="RU" officeooo:rsid="012f5c58"/>
    </style:style>
    <style:style style:name="T42" style:family="text">
      <style:text-properties fo:language="ru" fo:country="RU" officeooo:rsid="0132ef5d"/>
    </style:style>
    <style:style style:name="T43" style:family="text">
      <style:text-properties fo:language="ru" fo:country="RU" fo:background-color="transparent" loext:char-shading-value="0"/>
    </style:style>
    <style:style style:name="T44" style:family="text">
      <style:text-properties fo:language="ru" fo:country="RU" officeooo:rsid="01f95797" fo:background-color="transparent" loext:char-shading-value="0"/>
    </style:style>
    <style:style style:name="T45" style:family="text">
      <style:text-properties fo:language="ru" fo:country="RU" officeooo:rsid="0116663d" fo:background-color="transparent" loext:char-shading-value="0"/>
    </style:style>
    <style:style style:name="T46" style:family="text">
      <style:text-properties fo:language="ru" fo:country="RU" officeooo:rsid="01c19a29" fo:background-color="transparent" loext:char-shading-value="0"/>
    </style:style>
    <style:style style:name="T47" style:family="text">
      <style:text-properties fo:language="ru" fo:country="RU" officeooo:rsid="02a1258a" fo:background-color="transparent" loext:char-shading-value="0"/>
    </style:style>
    <style:style style:name="T48" style:family="text">
      <style:text-properties fo:language="ru" fo:country="RU" officeooo:rsid="02a43f44" fo:background-color="transparent" loext:char-shading-value="0"/>
    </style:style>
    <style:style style:name="T49" style:family="text">
      <style:text-properties fo:language="ru" fo:country="RU" officeooo:rsid="0135215b"/>
    </style:style>
    <style:style style:name="T50" style:family="text">
      <style:text-properties fo:language="ru" fo:country="RU" officeooo:rsid="0179ceb9"/>
    </style:style>
    <style:style style:name="T51" style:family="text">
      <style:text-properties fo:language="ru" fo:country="RU" officeooo:rsid="017b4e5e"/>
    </style:style>
    <style:style style:name="T52" style:family="text">
      <style:text-properties fo:language="ru" fo:country="RU" officeooo:rsid="019e9021"/>
    </style:style>
    <style:style style:name="T53" style:family="text">
      <style:text-properties fo:language="ru" fo:country="RU" officeooo:rsid="019fcfd6"/>
    </style:style>
    <style:style style:name="T54" style:family="text">
      <style:text-properties fo:language="ru" fo:country="RU" officeooo:rsid="01a014c2"/>
    </style:style>
    <style:style style:name="T55" style:family="text">
      <style:text-properties fo:language="ru" fo:country="RU" officeooo:rsid="01a51461"/>
    </style:style>
    <style:style style:name="T56" style:family="text">
      <style:text-properties fo:language="ru" fo:country="RU" officeooo:rsid="01b2cbb3"/>
    </style:style>
    <style:style style:name="T57" style:family="text">
      <style:text-properties fo:language="ru" fo:country="RU" fo:font-style="normal" fo:font-weight="normal" officeooo:rsid="02d1e734" fo:background-color="transparent" loext:char-shading-value="0" style:font-style-asian="normal" style:font-weight-asian="normal" style:font-style-complex="normal" style:font-weight-complex="normal"/>
    </style:style>
    <style:style style:name="T58" style:family="text">
      <style:text-properties fo:language="ru" fo:country="RU" officeooo:rsid="01c19a29"/>
    </style:style>
    <style:style style:name="T59" style:family="text">
      <style:text-properties fo:language="ru" fo:country="RU" officeooo:rsid="01c386a6"/>
    </style:style>
    <style:style style:name="T60" style:family="text">
      <style:text-properties fo:language="ru" fo:country="RU" officeooo:rsid="01e574b9"/>
    </style:style>
    <style:style style:name="T61" style:family="text">
      <style:text-properties fo:language="ru" fo:country="RU" officeooo:rsid="01e77159"/>
    </style:style>
    <style:style style:name="T62" style:family="text">
      <style:text-properties fo:language="ru" fo:country="RU" officeooo:rsid="01e8fbf5"/>
    </style:style>
    <style:style style:name="T63" style:family="text">
      <style:text-properties fo:language="ru" fo:country="RU" officeooo:rsid="022bd978"/>
    </style:style>
    <style:style style:name="T64" style:family="text">
      <style:text-properties fo:language="ru" fo:country="RU" officeooo:rsid="029d8513"/>
    </style:style>
    <style:style style:name="T65" style:family="text">
      <style:text-properties fo:language="ru" fo:country="RU" officeooo:rsid="029f26c8"/>
    </style:style>
    <style:style style:name="T66" style:family="text">
      <style:text-properties fo:language="ru" fo:country="RU" officeooo:rsid="02a1258a"/>
    </style:style>
    <style:style style:name="T67" style:family="text">
      <style:text-properties fo:language="ru" fo:country="RU" officeooo:rsid="02a38236"/>
    </style:style>
    <style:style style:name="T68" style:family="text">
      <style:text-properties fo:language="ru" fo:country="RU" officeooo:rsid="02a43f44"/>
    </style:style>
    <style:style style:name="T69" style:family="text">
      <style:text-properties fo:language="ru" fo:country="RU" officeooo:rsid="02a5a0fa"/>
    </style:style>
    <style:style style:name="T70" style:family="text">
      <style:text-properties fo:language="ru" fo:country="RU" officeooo:rsid="02bfe583"/>
    </style:style>
    <style:style style:name="T71" style:family="text">
      <style:text-properties fo:language="ru" fo:country="RU" officeooo:rsid="02c12a72"/>
    </style:style>
    <style:style style:name="T72" style:family="text">
      <style:text-properties fo:language="ru" fo:country="RU" officeooo:rsid="02c30232"/>
    </style:style>
    <style:style style:name="T73" style:family="text">
      <style:text-properties fo:language="ru" fo:country="RU" officeooo:rsid="02d1e734"/>
    </style:style>
    <style:style style:name="T74" style:family="text">
      <style:text-properties fo:language="ru" fo:country="RU" officeooo:rsid="02d3b7f0"/>
    </style:style>
    <style:style style:name="T75" style:family="text">
      <style:text-properties fo:language="ru" fo:country="RU" officeooo:rsid="02d57940"/>
    </style:style>
    <style:style style:name="T76" style:family="text">
      <style:text-properties fo:language="ru" fo:country="RU" officeooo:rsid="02d5d240"/>
    </style:style>
    <style:style style:name="T77" style:family="text">
      <style:text-properties fo:language="ru" fo:country="RU" officeooo:rsid="02da7e72"/>
    </style:style>
    <style:style style:name="T78" style:family="text">
      <style:text-properties fo:language="ru" fo:country="RU" officeooo:rsid="02efaeb2"/>
    </style:style>
    <style:style style:name="T79" style:family="text">
      <style:text-properties fo:language="ru" fo:country="RU" officeooo:rsid="02f07443"/>
    </style:style>
    <style:style style:name="T80" style:family="text">
      <style:text-properties fo:language="ru" fo:country="RU" officeooo:rsid="02f25e91"/>
    </style:style>
    <style:style style:name="T81" style:family="text">
      <style:text-properties fo:language="ru" fo:country="RU" officeooo:rsid="02f29667"/>
    </style:style>
    <style:style style:name="T82" style:family="text">
      <style:text-properties fo:language="ru" fo:country="RU" officeooo:rsid="02f45237"/>
    </style:style>
    <style:style style:name="T83" style:family="text">
      <style:text-properties fo:language="ru" fo:country="RU" officeooo:rsid="02f63f3b"/>
    </style:style>
    <style:style style:name="T84" style:family="text">
      <style:text-properties fo:language="ru" fo:country="RU" officeooo:rsid="02f6bb36"/>
    </style:style>
    <style:style style:name="T85" style:family="text">
      <style:text-properties fo:language="ru" fo:country="RU" officeooo:rsid="02f89262"/>
    </style:style>
    <style:style style:name="T86" style:family="text">
      <style:text-properties fo:language="ru" fo:country="RU" officeooo:rsid="02f96f2d"/>
    </style:style>
    <style:style style:name="T87" style:family="text">
      <style:text-properties fo:language="ru" fo:country="RU" officeooo:rsid="02faf8e9"/>
    </style:style>
    <style:style style:name="T88" style:family="text">
      <style:text-properties fo:language="ru" fo:country="RU" officeooo:rsid="02fc9825"/>
    </style:style>
    <style:style style:name="T89" style:family="text">
      <style:text-properties fo:language="ru" fo:country="RU" officeooo:rsid="02fe6b87"/>
    </style:style>
    <style:style style:name="T90" style:family="text">
      <style:text-properties fo:language="ru" fo:country="RU" officeooo:rsid="02fffba0"/>
    </style:style>
    <style:style style:name="T91" style:family="text">
      <style:text-properties fo:language="ru" fo:country="RU" officeooo:rsid="03018a0e"/>
    </style:style>
    <style:style style:name="T92" style:family="text">
      <style:text-properties fo:language="ru" fo:country="RU" officeooo:rsid="03018a0e" fo:background-color="#ffff00" loext:char-shading-value="0"/>
    </style:style>
    <style:style style:name="T93" style:family="text">
      <style:text-properties fo:language="ru" fo:country="RU" officeooo:rsid="0302601a" fo:background-color="#ffff00" loext:char-shading-value="0"/>
    </style:style>
    <style:style style:name="T94" style:family="text">
      <style:text-properties fo:language="ru" fo:country="RU" officeooo:rsid="03040e44" fo:background-color="#ffff00" loext:char-shading-value="0"/>
    </style:style>
    <style:style style:name="T95" style:family="text">
      <style:text-properties fo:language="ru" fo:country="RU" officeooo:rsid="030745f4" fo:background-color="#ffff00" loext:char-shading-value="0"/>
    </style:style>
    <style:style style:name="T96" style:family="text">
      <style:text-properties fo:language="ru" fo:country="RU" officeooo:rsid="0305a991"/>
    </style:style>
    <style:style style:name="T97" style:family="text">
      <style:text-properties fo:language="ru" fo:country="RU" officeooo:rsid="03071805"/>
    </style:style>
    <style:style style:name="T98" style:family="text">
      <style:text-properties fo:language="ru" fo:country="RU" officeooo:rsid="030745f4"/>
    </style:style>
    <style:style style:name="T99" style:family="text">
      <style:text-properties fo:language="en" fo:country="US"/>
    </style:style>
    <style:style style:name="T100" style:family="text">
      <style:text-properties fo:language="en" fo:country="US" fo:background-color="transparent" loext:char-shading-value="0"/>
    </style:style>
    <style:style style:name="T101" style:family="text">
      <style:text-properties fo:language="en" fo:country="US" officeooo:rsid="01f95797" fo:background-color="transparent" loext:char-shading-value="0"/>
    </style:style>
    <style:style style:name="T102" style:family="text">
      <style:text-properties fo:language="en" fo:country="US" officeooo:rsid="02003a92" fo:background-color="transparent" loext:char-shading-value="0"/>
    </style:style>
    <style:style style:name="T103" style:family="text">
      <style:text-properties fo:language="en" fo:country="US" officeooo:rsid="0232c982" fo:background-color="transparent" loext:char-shading-value="0"/>
    </style:style>
    <style:style style:name="T104" style:family="text">
      <style:text-properties fo:language="en" fo:country="US" officeooo:rsid="023cb3eb" fo:background-color="transparent" loext:char-shading-value="0"/>
    </style:style>
    <style:style style:name="T105" style:family="text">
      <style:text-properties fo:language="en" fo:country="US" officeooo:rsid="0243bddf" fo:background-color="transparent" loext:char-shading-value="0"/>
    </style:style>
    <style:style style:name="T106" style:family="text">
      <style:text-properties fo:language="en" fo:country="US" officeooo:rsid="02467ba1" fo:background-color="transparent" loext:char-shading-value="0"/>
    </style:style>
    <style:style style:name="T107" style:family="text">
      <style:text-properties fo:language="en" fo:country="US" officeooo:rsid="02824caa" fo:background-color="transparent" loext:char-shading-value="0"/>
    </style:style>
    <style:style style:name="T108" style:family="text">
      <style:text-properties fo:language="en" fo:country="US" officeooo:rsid="0282e0e0" fo:background-color="transparent" loext:char-shading-value="0"/>
    </style:style>
    <style:style style:name="T109" style:family="text">
      <style:text-properties fo:language="en" fo:country="US" officeooo:rsid="019bde14"/>
    </style:style>
    <style:style style:name="T110" style:family="text">
      <style:text-properties fo:language="en" fo:country="US" officeooo:rsid="01a15bc4"/>
    </style:style>
    <style:style style:name="T111" style:family="text">
      <style:text-properties fo:language="en" fo:country="US" officeooo:rsid="01c19a29"/>
    </style:style>
    <style:style style:name="T112" style:family="text">
      <style:text-properties fo:language="en" fo:country="US" fo:font-weight="bold" officeooo:rsid="02157838" style:font-weight-asian="bold" style:font-weight-complex="bold"/>
    </style:style>
    <style:style style:name="T113" style:family="text">
      <style:text-properties fo:language="en" fo:country="US" officeooo:rsid="0223c1b4" fo:background-color="#ffff00" loext:char-shading-value="0"/>
    </style:style>
    <style:style style:name="T114" style:family="text">
      <style:text-properties fo:language="en" fo:country="US" officeooo:rsid="02257e6c"/>
    </style:style>
    <style:style style:name="T115" style:family="text">
      <style:text-properties fo:language="en" fo:country="US" officeooo:rsid="022bd978"/>
    </style:style>
    <style:style style:name="T116" style:family="text">
      <style:text-properties fo:language="en" fo:country="US" officeooo:rsid="022f01b8"/>
    </style:style>
    <style:style style:name="T117" style:family="text">
      <style:text-properties fo:language="en" fo:country="US" officeooo:rsid="02433408"/>
    </style:style>
    <style:style style:name="T118" style:family="text">
      <style:text-properties officeooo:rsid="011e2908"/>
    </style:style>
    <style:style style:name="T119" style:family="text">
      <style:text-properties officeooo:rsid="0120cf33"/>
    </style:style>
    <style:style style:name="T120" style:family="text">
      <style:text-properties officeooo:rsid="0125745b"/>
    </style:style>
    <style:style style:name="T121" style:family="text">
      <style:text-properties officeooo:rsid="0127c0a0"/>
    </style:style>
    <style:style style:name="T122" style:family="text">
      <style:text-properties officeooo:rsid="013042a9"/>
    </style:style>
    <style:style style:name="T123" style:family="text">
      <style:text-properties officeooo:rsid="01314fd3"/>
    </style:style>
    <style:style style:name="T124" style:family="text">
      <style:text-properties officeooo:rsid="01327a68"/>
    </style:style>
    <style:style style:name="T125" style:family="text">
      <style:text-properties officeooo:rsid="0132ef5d"/>
    </style:style>
    <style:style style:name="T126" style:family="text">
      <style:text-properties officeooo:rsid="0135215b"/>
    </style:style>
    <style:style style:name="T127" style:family="text">
      <style:text-properties officeooo:rsid="0137026c"/>
    </style:style>
    <style:style style:name="T128" style:family="text">
      <style:text-properties officeooo:rsid="013a8537"/>
    </style:style>
    <style:style style:name="T129" style:family="text">
      <style:text-properties officeooo:rsid="01458ba0"/>
    </style:style>
    <style:style style:name="T130" style:family="text">
      <style:text-properties officeooo:rsid="0149110c"/>
    </style:style>
    <style:style style:name="T131" style:family="text">
      <style:text-properties officeooo:rsid="01513726"/>
    </style:style>
    <style:style style:name="T132" style:family="text">
      <style:text-properties officeooo:rsid="015deeee"/>
    </style:style>
    <style:style style:name="T133" style:family="text">
      <style:text-properties officeooo:rsid="015fd117"/>
    </style:style>
    <style:style style:name="T134" style:family="text">
      <style:text-properties officeooo:rsid="016197a2"/>
    </style:style>
    <style:style style:name="T135" style:family="text">
      <style:text-properties officeooo:rsid="016536b1"/>
    </style:style>
    <style:style style:name="T136" style:family="text">
      <style:text-properties officeooo:rsid="0167ee2d"/>
    </style:style>
    <style:style style:name="T137" style:family="text">
      <style:text-properties officeooo:rsid="01693abf"/>
    </style:style>
    <style:style style:name="T138" style:family="text">
      <style:text-properties officeooo:rsid="016bef15"/>
    </style:style>
    <style:style style:name="T139" style:family="text">
      <style:text-properties officeooo:rsid="016d48c7"/>
    </style:style>
    <style:style style:name="T140" style:family="text">
      <style:text-properties officeooo:rsid="0182f139"/>
    </style:style>
    <style:style style:name="T141" style:family="text">
      <style:text-properties officeooo:rsid="018b830b"/>
    </style:style>
    <style:style style:name="T142" style:family="text">
      <style:text-properties officeooo:rsid="018bcb40"/>
    </style:style>
    <style:style style:name="T143" style:family="text">
      <style:text-properties officeooo:rsid="018ee703"/>
    </style:style>
    <style:style style:name="T144" style:family="text">
      <style:text-properties officeooo:rsid="018fbbd2"/>
    </style:style>
    <style:style style:name="T145" style:family="text">
      <style:text-properties officeooo:rsid="01a340ae"/>
    </style:style>
    <style:style style:name="T146" style:family="text">
      <style:text-properties officeooo:rsid="01a70fa8"/>
    </style:style>
    <style:style style:name="T147" style:family="text">
      <style:text-properties officeooo:rsid="01a914ff"/>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fo:font-style="italic" fo:font-weight="bold" officeooo:rsid="01e32c06" style:font-style-asian="italic" style:font-weight-asian="bold" style:font-style-complex="italic" style:font-weight-complex="bold"/>
    </style:style>
    <style:style style:name="T150" style:family="text">
      <style:text-properties fo:font-style="italic" fo:font-weight="bold" officeooo:rsid="0118445e" style:font-style-asian="italic" style:font-weight-asian="bold" style:font-style-complex="italic" style:font-weight-complex="bold"/>
    </style:style>
    <style:style style:name="T151" style:family="text">
      <style:text-properties fo:font-weight="bold" officeooo:rsid="018ee703" style:font-weight-asian="bold" style:font-weight-complex="bold"/>
    </style:style>
    <style:style style:name="T152" style:family="text">
      <style:text-properties officeooo:rsid="01c9d372"/>
    </style:style>
    <style:style style:name="T153" style:family="text">
      <style:text-properties officeooo:rsid="01cb876f"/>
    </style:style>
    <style:style style:name="T154" style:family="text">
      <style:text-properties officeooo:rsid="01cc512b"/>
    </style:style>
    <style:style style:name="T155" style:family="text">
      <style:text-properties officeooo:rsid="01cdd957"/>
    </style:style>
    <style:style style:name="T156" style:family="text">
      <style:text-properties officeooo:rsid="01d07b47"/>
    </style:style>
    <style:style style:name="T157" style:family="text">
      <style:text-properties officeooo:rsid="01d10d2a"/>
    </style:style>
    <style:style style:name="T158" style:family="text">
      <style:text-properties officeooo:rsid="01d1d041"/>
    </style:style>
    <style:style style:name="T159" style:family="text">
      <style:text-properties officeooo:rsid="01d1fbc3"/>
    </style:style>
    <style:style style:name="T160" style:family="text">
      <style:text-properties fo:language="bg" fo:country="BG"/>
    </style:style>
    <style:style style:name="T161" style:family="text">
      <style:text-properties fo:language="bg" fo:country="BG" fo:background-color="transparent" loext:char-shading-value="0"/>
    </style:style>
    <style:style style:name="T162" style:family="text">
      <style:text-properties fo:language="bg" fo:country="BG" officeooo:rsid="01f4c18c" fo:background-color="transparent" loext:char-shading-value="0"/>
    </style:style>
    <style:style style:name="T163" style:family="text">
      <style:text-properties fo:language="bg" fo:country="BG" officeooo:rsid="01f95797" fo:background-color="transparent" loext:char-shading-value="0"/>
    </style:style>
    <style:style style:name="T164" style:family="text">
      <style:text-properties fo:language="bg" fo:country="BG" officeooo:rsid="01fcab99" fo:background-color="transparent" loext:char-shading-value="0"/>
    </style:style>
    <style:style style:name="T165" style:family="text">
      <style:text-properties fo:language="bg" fo:country="BG" officeooo:rsid="01fe7b53" fo:background-color="transparent" loext:char-shading-value="0"/>
    </style:style>
    <style:style style:name="T166" style:family="text">
      <style:text-properties fo:language="bg" fo:country="BG" officeooo:rsid="020252a4" fo:background-color="transparent" loext:char-shading-value="0"/>
    </style:style>
    <style:style style:name="T167" style:family="text">
      <style:text-properties fo:language="bg" fo:country="BG" officeooo:rsid="020572cc" fo:background-color="transparent" loext:char-shading-value="0"/>
    </style:style>
    <style:style style:name="T168" style:family="text">
      <style:text-properties fo:language="bg" fo:country="BG" officeooo:rsid="02301eed" fo:background-color="transparent" loext:char-shading-value="0"/>
    </style:style>
    <style:style style:name="T169" style:family="text">
      <style:text-properties fo:language="bg" fo:country="BG" officeooo:rsid="02316f69" fo:background-color="transparent" loext:char-shading-value="0"/>
    </style:style>
    <style:style style:name="T170" style:family="text">
      <style:text-properties fo:language="bg" fo:country="BG" officeooo:rsid="0232c982" fo:background-color="transparent" loext:char-shading-value="0"/>
    </style:style>
    <style:style style:name="T171" style:family="text">
      <style:text-properties fo:language="bg" fo:country="BG" officeooo:rsid="02341588" fo:background-color="transparent" loext:char-shading-value="0"/>
    </style:style>
    <style:style style:name="T172" style:family="text">
      <style:text-properties fo:language="bg" fo:country="BG" officeooo:rsid="02349ec8" fo:background-color="transparent" loext:char-shading-value="0"/>
    </style:style>
    <style:style style:name="T173" style:family="text">
      <style:text-properties fo:language="bg" fo:country="BG" officeooo:rsid="0237717f" fo:background-color="transparent" loext:char-shading-value="0"/>
    </style:style>
    <style:style style:name="T174" style:family="text">
      <style:text-properties fo:language="bg" fo:country="BG" officeooo:rsid="02394d68" fo:background-color="transparent" loext:char-shading-value="0"/>
    </style:style>
    <style:style style:name="T175" style:family="text">
      <style:text-properties fo:language="bg" fo:country="BG" officeooo:rsid="023af906" fo:background-color="transparent" loext:char-shading-value="0"/>
    </style:style>
    <style:style style:name="T176" style:family="text">
      <style:text-properties fo:language="bg" fo:country="BG" officeooo:rsid="023cb3eb" fo:background-color="transparent" loext:char-shading-value="0"/>
    </style:style>
    <style:style style:name="T177" style:family="text">
      <style:text-properties fo:language="bg" fo:country="BG" officeooo:rsid="02407147" fo:background-color="transparent" loext:char-shading-value="0"/>
    </style:style>
    <style:style style:name="T178" style:family="text">
      <style:text-properties fo:language="bg" fo:country="BG" officeooo:rsid="0243bddf" fo:background-color="transparent" loext:char-shading-value="0"/>
    </style:style>
    <style:style style:name="T179" style:family="text">
      <style:text-properties fo:language="bg" fo:country="BG" officeooo:rsid="02465153" fo:background-color="transparent" loext:char-shading-value="0"/>
    </style:style>
    <style:style style:name="T180" style:family="text">
      <style:text-properties fo:language="bg" fo:country="BG" officeooo:rsid="02467ba1" fo:background-color="transparent" loext:char-shading-value="0"/>
    </style:style>
    <style:style style:name="T181" style:family="text">
      <style:text-properties fo:language="bg" fo:country="BG" officeooo:rsid="0248c756" fo:background-color="transparent" loext:char-shading-value="0"/>
    </style:style>
    <style:style style:name="T182" style:family="text">
      <style:text-properties fo:language="bg" fo:country="BG" officeooo:rsid="024a6d7c" fo:background-color="transparent" loext:char-shading-value="0"/>
    </style:style>
    <style:style style:name="T183" style:family="text">
      <style:text-properties fo:language="bg" fo:country="BG" officeooo:rsid="024bb53f" fo:background-color="transparent" loext:char-shading-value="0"/>
    </style:style>
    <style:style style:name="T184" style:family="text">
      <style:text-properties fo:language="bg" fo:country="BG" officeooo:rsid="024d3423" fo:background-color="transparent" loext:char-shading-value="0"/>
    </style:style>
    <style:style style:name="T185" style:family="text">
      <style:text-properties fo:language="bg" fo:country="BG" officeooo:rsid="0252d037" fo:background-color="transparent" loext:char-shading-value="0"/>
    </style:style>
    <style:style style:name="T186" style:family="text">
      <style:text-properties fo:language="bg" fo:country="BG" officeooo:rsid="025b1d4b" fo:background-color="transparent" loext:char-shading-value="0"/>
    </style:style>
    <style:style style:name="T187" style:family="text">
      <style:text-properties fo:language="bg" fo:country="BG" officeooo:rsid="025bf00f" fo:background-color="transparent" loext:char-shading-value="0"/>
    </style:style>
    <style:style style:name="T188" style:family="text">
      <style:text-properties fo:language="bg" fo:country="BG" officeooo:rsid="025de409" fo:background-color="transparent" loext:char-shading-value="0"/>
    </style:style>
    <style:style style:name="T189" style:family="text">
      <style:text-properties fo:language="bg" fo:country="BG" officeooo:rsid="025f17c0" fo:background-color="transparent" loext:char-shading-value="0"/>
    </style:style>
    <style:style style:name="T190" style:family="text">
      <style:text-properties fo:language="bg" fo:country="BG" officeooo:rsid="02611361" fo:background-color="transparent" loext:char-shading-value="0"/>
    </style:style>
    <style:style style:name="T191" style:family="text">
      <style:text-properties fo:language="bg" fo:country="BG" officeooo:rsid="02647b4a" fo:background-color="transparent" loext:char-shading-value="0"/>
    </style:style>
    <style:style style:name="T192" style:family="text">
      <style:text-properties fo:language="bg" fo:country="BG" officeooo:rsid="0264a8fa" fo:background-color="transparent" loext:char-shading-value="0"/>
    </style:style>
    <style:style style:name="T193" style:family="text">
      <style:text-properties fo:language="bg" fo:country="BG" officeooo:rsid="0265a99f" fo:background-color="transparent" loext:char-shading-value="0"/>
    </style:style>
    <style:style style:name="T194" style:family="text">
      <style:text-properties fo:language="bg" fo:country="BG" officeooo:rsid="02806b7d" fo:background-color="transparent" loext:char-shading-value="0"/>
    </style:style>
    <style:style style:name="T195" style:family="text">
      <style:text-properties fo:language="bg" fo:country="BG" officeooo:rsid="02824caa" fo:background-color="transparent" loext:char-shading-value="0"/>
    </style:style>
    <style:style style:name="T196" style:family="text">
      <style:text-properties fo:language="bg" fo:country="BG" officeooo:rsid="0282e0e0" fo:background-color="transparent" loext:char-shading-value="0"/>
    </style:style>
    <style:style style:name="T197" style:family="text">
      <style:text-properties fo:language="bg" fo:country="BG" officeooo:rsid="028461dc" fo:background-color="transparent" loext:char-shading-value="0"/>
    </style:style>
    <style:style style:name="T198" style:family="text">
      <style:text-properties fo:language="bg" fo:country="BG" officeooo:rsid="02844bdf" fo:background-color="transparent" loext:char-shading-value="0"/>
    </style:style>
    <style:style style:name="T199" style:family="text">
      <style:text-properties fo:language="bg" fo:country="BG" officeooo:rsid="028c77b8" fo:background-color="transparent" loext:char-shading-value="0"/>
    </style:style>
    <style:style style:name="T200" style:family="text">
      <style:text-properties fo:language="bg" fo:country="BG" officeooo:rsid="028da3c2" fo:background-color="transparent" loext:char-shading-value="0"/>
    </style:style>
    <style:style style:name="T201" style:family="text">
      <style:text-properties fo:language="bg" fo:country="BG" officeooo:rsid="028ea244" fo:background-color="transparent" loext:char-shading-value="0"/>
    </style:style>
    <style:style style:name="T202" style:family="text">
      <style:text-properties fo:language="bg" fo:country="BG" officeooo:rsid="01f6622d"/>
    </style:style>
    <style:style style:name="T203" style:family="text">
      <style:text-properties fo:language="bg" fo:country="BG" officeooo:rsid="020252a4"/>
    </style:style>
    <style:style style:name="T204" style:family="text">
      <style:text-properties fo:language="bg" fo:country="BG" officeooo:rsid="02257e6c"/>
    </style:style>
    <style:style style:name="T205" style:family="text">
      <style:text-properties fo:language="bg" fo:country="BG" officeooo:rsid="022f01b8"/>
    </style:style>
    <style:style style:name="T206" style:family="text">
      <style:text-properties fo:language="bg" fo:country="BG" officeooo:rsid="02301eed"/>
    </style:style>
    <style:style style:name="T207" style:family="text">
      <style:text-properties fo:language="bg" fo:country="BG" officeooo:rsid="02316f69"/>
    </style:style>
    <style:style style:name="T208" style:family="text">
      <style:text-properties fo:language="bg" fo:country="BG" officeooo:rsid="024292dc"/>
    </style:style>
    <style:style style:name="T209" style:family="text">
      <style:text-properties fo:language="bg" fo:country="BG" officeooo:rsid="024e3ff8"/>
    </style:style>
    <style:style style:name="T210" style:family="text">
      <style:text-properties fo:language="bg" fo:country="BG" officeooo:rsid="024f0d3a"/>
    </style:style>
    <style:style style:name="T211" style:family="text">
      <style:text-properties fo:language="bg" fo:country="BG" officeooo:rsid="025806a3"/>
    </style:style>
    <style:style style:name="T212"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213"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214"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215"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216"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217"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218"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219" style:family="text">
      <style:text-properties fo:language="bg" fo:country="BG" officeooo:rsid="02d1e734"/>
    </style:style>
    <style:style style:name="T220" style:family="text">
      <style:text-properties officeooo:rsid="020a01b5"/>
    </style:style>
    <style:style style:name="T221" style:family="text">
      <style:text-properties officeooo:rsid="020fa8f2"/>
    </style:style>
    <style:style style:name="T222" style:family="text">
      <style:text-properties officeooo:rsid="021014ed"/>
    </style:style>
    <style:style style:name="T223" style:family="text">
      <style:text-properties officeooo:rsid="02106492"/>
    </style:style>
    <style:style style:name="T224" style:family="text">
      <style:text-properties officeooo:rsid="02165299"/>
    </style:style>
    <style:style style:name="T225" style:family="text">
      <style:text-properties officeooo:rsid="021eab53"/>
    </style:style>
    <style:style style:name="T226" style:family="text">
      <style:text-properties officeooo:rsid="0221accc"/>
    </style:style>
    <style:style style:name="T227" style:family="text">
      <style:text-properties officeooo:rsid="02226352"/>
    </style:style>
    <style:style style:name="T228" style:family="text">
      <style:text-properties officeooo:rsid="02257e6c"/>
    </style:style>
    <style:style style:name="T229" style:family="text">
      <style:text-properties officeooo:rsid="022ddc5f"/>
    </style:style>
    <style:style style:name="T230" style:family="text">
      <style:text-properties officeooo:rsid="022f01b8"/>
    </style:style>
    <style:style style:name="T231" style:family="text">
      <style:text-properties style:font-name="Times New Roman4" fo:language="bg" fo:country="BG" officeooo:rsid="024d3423" fo:background-color="transparent" loext:char-shading-value="0"/>
    </style:style>
    <style:style style:name="T232" style:family="text">
      <style:text-properties style:font-name="Times New Roman4" fo:language="bg" fo:country="BG" officeooo:rsid="02647b4a" fo:background-color="transparent" loext:char-shading-value="0"/>
    </style:style>
    <style:style style:name="T233" style:family="text">
      <style:text-properties style:font-name="Times New Roman" fo:language="bg" fo:country="BG" officeooo:rsid="024d3423" fo:background-color="transparent" loext:char-shading-value="0"/>
    </style:style>
    <style:style style:name="T234" style:family="text">
      <style:text-properties style:font-name="Times New Roman" fo:language="bg" fo:country="BG" officeooo:rsid="02647b4a" fo:background-color="transparent" loext:char-shading-value="0"/>
    </style:style>
    <style:style style:name="T235" style:family="text">
      <style:text-properties style:font-name="Times New Roman" fo:language="bg" fo:country="BG" officeooo:rsid="02669ddf" fo:background-color="transparent" loext:char-shading-value="0"/>
    </style:style>
    <style:style style:name="T236" style:family="text">
      <style:text-properties style:font-name="Times New Roman" fo:language="bg" fo:country="BG" officeooo:rsid="026838fc" fo:background-color="transparent" loext:char-shading-value="0"/>
    </style:style>
    <style:style style:name="T237" style:family="text">
      <style:text-properties style:font-name="Times New Roman" fo:language="bg" fo:country="BG" officeooo:rsid="0269e92a" fo:background-color="transparent" loext:char-shading-value="0"/>
    </style:style>
    <style:style style:name="T238" style:family="text">
      <style:text-properties style:font-name="Times New Roman" fo:language="bg" fo:country="BG" officeooo:rsid="026b2712" fo:background-color="transparent" loext:char-shading-value="0"/>
    </style:style>
    <style:style style:name="T239" style:family="text">
      <style:text-properties style:font-name="Times New Roman" fo:language="bg" fo:country="BG" officeooo:rsid="026dfc35" fo:background-color="transparent" loext:char-shading-value="0"/>
    </style:style>
    <style:style style:name="T240" style:family="text">
      <style:text-properties style:font-name="Times New Roman" fo:language="bg" fo:country="BG" officeooo:rsid="026fab51" fo:background-color="transparent" loext:char-shading-value="0"/>
    </style:style>
    <style:style style:name="T241" style:family="text">
      <style:text-properties style:font-name="Times New Roman" fo:language="bg" fo:country="BG" officeooo:rsid="02714d7a" fo:background-color="transparent" loext:char-shading-value="0"/>
    </style:style>
    <style:style style:name="T242" style:family="text">
      <style:text-properties style:font-name="Times New Roman" fo:language="bg" fo:country="BG" officeooo:rsid="0272886e" fo:background-color="#ffff00" loext:char-shading-value="0"/>
    </style:style>
    <style:style style:name="T243" style:family="text">
      <style:text-properties style:font-name="Times New Roman" fo:language="bg" fo:country="BG" officeooo:rsid="02a5e8ab" style:font-size-asian="10.5pt"/>
    </style:style>
    <style:style style:name="T244" style:family="text">
      <style:text-properties style:font-name="Times New Roman" fo:language="en" fo:country="US" officeooo:rsid="02714d7a" fo:background-color="transparent" loext:char-shading-value="0"/>
    </style:style>
    <style:style style:name="T245" style:family="text">
      <style:text-properties fo:font-variant="normal" fo:text-transform="none" style:text-position="0% 100%" fo:font-style="normal" style:text-underline-style="none" fo:font-weight="normal"/>
    </style:style>
    <style:style style:name="T246" style:family="text">
      <style:text-properties officeooo:rsid="0254f986"/>
    </style:style>
    <style:style style:name="T247"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248" style:family="text">
      <style:text-properties fo:color="#009933" officeooo:rsid="0296cb70"/>
    </style:style>
    <style:style style:name="T249" style:family="text">
      <style:text-properties officeooo:rsid="028fdca1"/>
    </style:style>
    <style:style style:name="T250" style:family="text">
      <style:text-properties officeooo:rsid="029210c9"/>
    </style:style>
    <style:style style:name="T251" style:family="text">
      <style:text-properties officeooo:rsid="0294d9bb"/>
    </style:style>
    <style:style style:name="T252" style:family="text">
      <style:text-properties officeooo:rsid="0296cb70"/>
    </style:style>
    <style:style style:name="T253" style:family="text">
      <style:text-properties officeooo:rsid="02a5e8ab"/>
    </style:style>
    <style:style style:name="T254" style:family="text">
      <style:text-properties officeooo:rsid="02ae2b29"/>
    </style:style>
    <style:style style:name="T255" style:family="text">
      <style:text-properties officeooo:rsid="02ae4f30"/>
    </style:style>
    <style:style style:name="T256" style:family="text">
      <style:text-properties officeooo:rsid="02b0055a"/>
    </style:style>
    <style:style style:name="T257" style:family="text">
      <style:text-properties officeooo:rsid="02b74a49"/>
    </style:style>
    <style:style style:name="T258" style:family="text">
      <style:text-properties fo:font-style="normal" fo:font-weight="bold" style:font-style-asian="normal" style:font-weight-asian="bold" style:font-style-complex="normal" style:font-weight-complex="bold"/>
    </style:style>
    <style:style style:name="T259" style:family="text">
      <style:text-properties fo:font-style="normal" fo:font-weight="bold" officeooo:rsid="013a61e8" style:font-style-asian="normal" style:font-weight-asian="bold" style:font-style-complex="normal" style:font-weight-complex="bold"/>
    </style:style>
    <style:style style:name="T260" style:family="text">
      <style:text-properties fo:font-style="normal" fo:font-weight="bold" officeooo:rsid="02ba0ad9" style:font-style-asian="normal" style:font-weight-asian="bold" style:font-style-complex="normal" style:font-weight-complex="bold"/>
    </style:style>
    <style:style style:name="T261" style:family="text">
      <style:text-properties officeooo:rsid="02bc6748"/>
    </style:style>
    <style:style style:name="T262" style:family="text">
      <style:text-properties officeooo:rsid="02c36bef"/>
    </style:style>
    <style:style style:name="T263" style:family="text">
      <style:text-properties officeooo:rsid="02cec7d8"/>
    </style:style>
    <style:style style:name="T264" style:family="text">
      <style:text-properties officeooo:rsid="02cf3d48"/>
    </style:style>
    <style:style style:name="T265" style:family="text">
      <style:text-properties officeooo:rsid="02d0d77c"/>
    </style:style>
    <style:style style:name="T266" style:family="text">
      <style:text-properties officeooo:rsid="02d1e734"/>
    </style:style>
    <style:style style:name="T267" style:family="text">
      <style:text-properties officeooo:rsid="02d84c28"/>
    </style:style>
    <style:style style:name="T268" style:family="text">
      <style:text-properties officeooo:rsid="02dc6837"/>
    </style:style>
    <style:style style:name="T269" style:family="text">
      <style:text-properties officeooo:rsid="02dd60a1"/>
    </style:style>
    <style:style style:name="T270" style:family="text">
      <style:text-properties officeooo:rsid="02e54a67"/>
    </style:style>
    <style:style style:name="T271"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2"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fo:padding="0.002cm" fo:border="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89453870420033766" text:style-name="L13">
        <text:list-item>
          <text:p text:style-name="P58"><text:bookmark-start text:name="__RefHeading__6520_970456079"/>Материали и методи<text:bookmark-end text:name="__RefHeading__6520_970456079"/></text:p>
        </text:list-item>
      </text:list>
      <text:list xml:id="list4943491341493968294" text:style-name="Thesis_5f_numbering">
        <text:list-item>
          <text:list>
            <text:list-item>
              <text:list>
                <text:list-item>
                  <text:p text:style-name="Thesis_5f_Heading2"><text:bookmark-start text:name="__RefHeading__12336_119404090"/>Експериментална постановка<text:bookmark-end text:name="__RefHeading__12336_119404090"/></text:p>
                </text:list-item>
              </text:list>
            </text:list-item>
          </text:list>
        </text:list-item>
      </text:list>
      <text:p text:style-name="Thesis_5f_body">Една от основните <text:span text:style-name="T131">задачи </text:span>на тази дисертация е <text:span text:style-name="T13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131">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31">беше разработена следната схема на пробонабиране</text:span><office:annotation office:name="__Fieldmark__13502_119404090"><dc:creator>K </dc:creator><dc:date>2015-12-14T14:28:00</dc:date><text:list text:style-name=""><text:list-item><text:p>оправи картите!</text:p></text:list-item></text:list></office:annotation><text:span text:style-name="T131">. </text:span><office:annotation-end office:name="__Fieldmark__13502_119404090"/></text:p>
      <text:list xml:id="list163716920656480" text:continue-list="list4943491341493968294" text:style-name="Thesis_5f_numbering">
        <text:list-item>
          <text:list>
            <text:list-item>
              <text:list>
                <text:list-item>
                  <text:list>
                    <text:list-item>
                      <text:p text:style-name="Thesis_5f_Heading3"><text:bookmark-start text:name="__RefHeading__1723_913202925"/>Пилотно изследване в Созополски залив <text:span text:style-name="T133">(2012 г.)</text:span><text:bookmark-end text:name="__RefHeading__1723_913202925"/></text:p>
                    </text:list-item>
                  </text:list>
                </text:list-item>
              </text:list>
            </text:list-item>
          </text:list>
        </text:list-item>
      </text:list>
      <text:p text:style-name="Thesis_5f_body">През 2012 г. беше извършено пилотно изследване в Созополския залив. <text:span text:style-name="T138">И</text:span>зследвани <text:span text:style-name="T138">бяха </text:span>три полета от морски треви и съседните пясъчни субстрати. Станциите <text:span text:style-name="T139">на пробовзимане (</text:span><text:sequence-ref text:reference-format="category-and-value" text:ref-name="refФиг.0">Фиг. 1</text:sequence-ref><text:span text:style-name="T139">)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137">па</text:span>дни води, <text:span text:style-name="T132">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16.002cm" draw:z-index="3"><draw:text-box fo:min-height="11.996cm"><text:p text:style-name="Thesis_5f_caption">Фиг. <text:sequence text:ref-name="refФиг.0" text:name="Фиг." text:formula="ooow:Фиг.+1" style:num-format="1">1</text:sequence>. Станции <text:span text:style-name="T136">за пробонабиране </text:span>в Созополския залив (2012 г.). С червена стрелка е отбелязано местоположението на <text:span text:style-name="T152">източника на непречистени отпадни води</text:span> на град Созопол.</text:p></draw:text-box></draw:frame><text:soft-page-break/></text:p>
      <text:p text:style-name="P12"><text:span text:style-name="T153">В</text:span>ъв вътрешността на всяко <text:span text:style-name="T153">от трите</text:span> поле<text:span text:style-name="T153">та от морски треви от р. Zostera в залива</text:span> бяха избрани <text:span text:style-name="T154">по </text:span>две станции. <text:span text:style-name="T155">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63716093157055" text:continue-numbering="true" text:style-name="Thesis_5f_numbering">
        <text:list-item>
          <text:list>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134">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134">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134">разгледани предните два типа местообитания в крайбрежната зона (морски треви и пясъци) (</text:span><text:span text:style-name="T36"><text:sequence-ref text:reference-format="category-and-value" text:ref-name="refФиг.1">Фиг. 2</text:sequence-ref></text:span><text:span text:style-name="T134">). <text:s text:c="2"/></text:span></text:p>
      <text:p text:style-name="Thesis_5f_body"><draw:frame draw:style-name="fr1" draw:name="Frame6" text:anchor-type="paragraph" svg:width="16.002cm" draw:z-index="2"><draw:text-box fo:min-height="12.241cm"><text:p text:style-name="Thesis_5f_caption">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list text:style-name=""><text:list-item><text:p>Ропотамо?</text:p></text:list-item></text:list></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11">Във всяко от полетата от морски треви беше избрана само по една станция, за да могат да бъдат <text:span text:style-name="T156">изследвани</text:span> повече полета. От станции Пода, Отманли и Градина бяха събрани <text:span text:style-name="T157">зообентосни </text:span>проби през 2013 и 2014 г.; от станция Ропотамо – <text:span text:style-name="T158">само </text:span>през 2013 г., а от станция Вромос – <text:span text:style-name="T158">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5">а през 2014 г. - едно пробонабиране (юли)</text:span>.</text:p>
      <text:list xml:id="list163715991256667" text:continue-list="list163716093157055" text:style-name="Thesis_5f_numbering">
        <text:list-item>
          <text:list>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list-item>
      </text:list>
      <text:p text:style-name="P24"><text:span text:style-name="T118">Полевите изследвания за тази дисертация бяха проведени в периода 2012-2014 г. Пробите бяха събирани в рамките на </text:span><text:span text:style-name="T33">проект </text:span><text:span text:style-name="T35">„</text:span><text:span text:style-name="T34">PERSEUS - </text:span>Стратегически изследвания на морската среда в южните европейски морета“, <text:span text:style-name="T130">ф</text:span>инансиран от Седма Рамкова програма на ЕС<text:span text:style-name="T33">. </text:span></text:p>
      <text:p text:style-name="P38">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 </text:p>
      <text:p text:style-name="P13">П<text:span text:style-name="T159">о време на пилотното изследване в Созополски залив п</text:span>рез 2012 г. <text:span text:style-name="T159">беше изпробвана методичната схема на пробонабиране</text:span>. <text:span text:style-name="T129">Събрани бяха зообентосни проби от полета морски треви и от съседните пясъчни местообитания по схемата, описана в т. </text:span><text:span text:style-name="T129"><text:bookmark-ref text:reference-format="number" text:ref-name="__RefHeading__1723_913202925">1.1.1.1</text:bookmark-ref></text:span><text:span text:style-name="T32">.</text:span><text:span text:style-name="T129"> </text:span></text:p>
      <text:p text:style-name="Thesis_5f_body">През 2013-2014 г. <text:span text:style-name="T159">бяха събирани проби в рамките на Големия Бургаски залив от същите два типа местообитания по схемата, описана в т. </text:span><text:span text:style-name="T159"><text:bookmark-ref text:reference-format="number" text:ref-name="__RefHeading__1725_913202925">1.1.1.2</text:bookmark-ref></text:span><text:span text:style-name="T159">. </text:span></text:p>
      <text:p text:style-name="Thesis_5f_body"><text:span text:style-name="T118">Събрани и обработени бяха общо 134</text:span><text:span text:style-name="T33"> </text:span><text:span text:style-name="T118">количествени зообентосни проби от плитката крайбрежна зона (</text:span><office:annotation office:name="__Annotation__1836_1828351701"><dc:creator>Unknown Author</dc:creator><dc:date>2016-08-04T09:53:16</dc:date><text:list text:style-name=""><text:list-item><text:p>Може би по някакъв друг начин да се каже, защото реално са 54 проби от пясък + 32 от треви + 48 от 2012 – и треви, и пясък..</text:p></text:list-item></text:list></office:annotation><text:span text:style-name="T118">56 от полетата от морски треви и 78 от пясъчните местообитания</text:span><office:annotation-end office:name="__Annotation__1836_1828351701"/><text:span text:style-name="T118">).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18">(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18">,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18">(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18">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18">(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18">.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18">(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18">. Тъй като това е основна задача на тази дисертация, използваният метод на пробонабиране е подходящ за целта.</text:span></text:p>
      <text:p text:style-name="Thesis_5f_body"><text:span text:style-name="T118">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119">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text:span text:style-name="T225">бяха</text:span> отдел<text:span text:style-name="T225">яни</text:span> от седимента чрез промиване на малки порции от пробата през сито с диаметър на окото 0.5 mm, след което <text:span text:style-name="T225">бяха</text:span> фиксира<text:span text:style-name="T225">ни</text:span> с 10% разтвор на формалдехид в морска вода. </text:p>
      <text:p text:style-name="P25"><text:span text:style-name="T12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12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12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12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12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12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12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12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120">.</text:span></text:p>
      <text:p text:style-name="Thesis_5f_body"><text:span text:style-name="T121">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121">. </text:span></text:p>
      <text:p text:style-name="Thesis_5f_body"><text:span text:style-name="T12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12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121">. Биомасата на всеки вид също беше преизчислена за 1 m</text:span><text:span text:style-name="T2">2</text:span><text:span text:style-name="T121">. </text:span></text:p>
      <text:p text:style-name="P26">Тези основни параметри на макрозообентосните съобщества <text:span text:style-name="T160">бяха</text:span><text:span text:style-name="T37"> използва</text:span><text:span text:style-name="T160">ни </text:span><text:span text:style-name="T37">за </text:span><text:span text:style-name="T160">характеризиране на тяхното биоразнообразие, както и за </text:span><text:span text:style-name="T37">изчисляването на индекси</text:span><text:span text:style-name="T160">те</text:span><text:span text:style-name="T37"> за екологично качество на средата.</text:span></text:p>
      <text:list xml:id="list163716500259780" text:continue-list="list163715991256667" text:style-name="Thesis_5f_numbering">
        <text:list-item>
          <text:list>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list-item>
      </text:list>
      <text:p text:style-name="P15">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 text:style-name="T226">зона; от друга – характеризиране на екологичното им състояние по смисъла на европейските директиви, свързани с морската околна среда. За тази цел върху събраните данни бяха приложени различни типове статистически анализи.</text:span></text:p>
      <text:list xml:id="list163715731199099" text:continue-list="list163716500259780" text:style-name="Thesis_5f_numbering">
        <text:list-item>
          <text:list>
            <text:list-item>
              <text:list>
                <text:list-item>
                  <text:list>
                    <text:list-item text:start-value="1">
                      <text:p text:style-name="P73"><text:bookmark-start text:name="__RefHeading__13188_1543247252"/><text:soft-page-break/>Методи за характеристика на биоразнообразието на макрозообентосните съобщества <text:bookmark-end text:name="__RefHeading__13188_1543247252"/></text:p>
                    </text:list-item>
                  </text:list>
                </text:list-item>
              </text:list>
            </text:list-item>
          </text:list>
        </text:list-item>
      </text:list>
      <text:p text:style-name="P14"><text:span text:style-name="T227">Върху събраните данни бяха приложени </text:span>обективни методи за оценка на биоразнообразието, <text:span text:style-name="T227">които </text:span>се използват <text:span text:style-name="T227">рутинно </text:span>в екологичните изследвания. Основната цел на тези индекси е да се направи количествена оценка на състава и структурата на съобществата, която да позволи те да се сравнят в пространството <text:span text:style-name="T227">и/</text:span>или във времето. Терминът „разнообразие“ обикновено <text:span text:style-name="T221">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27">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9">Оценк<text:span text:style-name="T222">а</text:span>та на биоразнообразието се основава на 3 допускания. <text:span text:style-name="T257">Първото е, че </text:span>всички видове са равни: не се прави разлика между отделните видове – многобройните и редките видове имат еднаква тежест в изчисленията <text:span text:style-name="T227">на индексите</text:span>. Относителната пропорция (численост) на един вид в <text:span text:style-name="T220">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 </text:span></text:p>
      <text:p text:style-name="P20">Индексите за таксономично и функционално разнообразие <text:span text:style-name="T223">обаче </text:span>не <text:span text:style-name="T227">правят тези допускания: при тях таксономичната идентичност на </text:span>видове<text:span text:style-name="T227">те</text:span> <text:span text:style-name="T227">е от значение</text:span>.</text:p>
      <text:p text:style-name="P20"><text:span text:style-name="T257">Третот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 </text:p>
      <text:p text:style-name="Thesis_5f_body"><text:span text:style-name="T6">Следва </text:span><text:span text:style-name="T5">описани</text:span><text:span text:style-name="T6">е</text:span><text:span text:style-name="T5"> </text:span><text:span text:style-name="T6">на основните принципи и особености на</text:span><text:span text:style-name="T5"> методите, приложени в настоящето изследване. Пълно представяне на различните методи за оценка на биоразнообразието има например в </text:span><text:span text:style-name="T113">Magurran</text:span><text:span text:style-name="T5"> </text:span><text:reference-mark-start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5">(2004)</text:span><text:reference-mark-end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5">.</text:span></text:p>
      <text:p text:style-name="P21"/>
      <text:p text:style-name="Thesis_5f_body"><text:span text:style-name="T149">Индекси за биоразнообразие</text:span> <text:s/></text:p>
      <text:p text:style-name="P42">Видовото богатство (<text:span text:style-name="T99">species richness, S</text:span>) може да се приеме като най-простия индекс за биоразнообразие. Представлява <text:span text:style-name="T228">общият брой различни видове в пробата или </text:span><text:soft-page-break/><text:span text:style-name="T228">съобществото. Зависи силно от размера на пробата, както и от броя събрани проби. Съществуват индекси за видово богатство (напр. </text:span><text:span text:style-name="T114">d </text:span><text:span text:style-name="T204">на </text:span><text:span text:style-name="T114">Margalef</text:span><text:span text:style-name="T228">),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Thesis_5f_body"><text:span text:style-name="T246">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61">индексът </text:span><text:span text:style-name="T63">на </text:span><text:span text:style-name="T115">Shannon</text:span><text:span text:style-name="T63">-</text:span><text:span text:style-name="T115">W</text:span><text:span text:style-name="T110">iene</text:span><text:span text:style-name="T109">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09">(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63">:</text:span></text:p>
      <text:p text:style-name="P30"/>
      <text:p text:style-name="P28"><draw:frame draw:style-name="fr5" draw:name="Object5" text:anchor-type="as-char" svg:y="-0.439cm" svg:width="3.886cm" svg:height="0.594cm" draw:z-index="4"><draw:object xlink:href="./Object 5" xlink:type="simple" xlink:show="embed" xlink:actuate="onLoad"/><draw:image xlink:href="./ObjectReplacements/Object 5" xlink:type="simple" xlink:show="embed" xlink:actuate="onLoad"/><svg:desc>formula</svg:desc></draw:frame></text:p>
      <text:p text:style-name="P41">където:</text:p>
      <text:p text:style-name="P27"><text:span text:style-name="T99">p</text:span><text:span text:style-name="T8">i</text:span><text:span text:style-name="T37"> = </text:span>n<text:span text:style-name="T7">i </text:span><text:span text:style-name="T37">/ </text:span>N<text:span text:style-name="T37"> – пропорция на индивидите от вида </text:span><text:span text:style-name="T99">i</text:span><text:span text:style-name="T37"> в пробата <text:line-break/></text:span><text:span text:style-name="T99">n</text:span><text:span text:style-name="T7">i</text:span><text:span text:style-name="T9"> </text:span><text:span text:style-name="T10">-</text:span><text:span text:style-name="T37"> брой индивиди от вида </text:span>i<text:span text:style-name="T37"> в пробата <text:line-break/></text:span><text:span text:style-name="T99">N</text:span><text:span text:style-name="T37"> </text:span><text:span text:style-name="T38">- </text:span><text:span text:style-name="T37">общ брой индивиди от всички видове в пробата</text:span></text:p>
      <text:p text:style-name="Thesis_5f_body"/>
      <text:p text:style-name="Thesis_5f_body"><text:span text:style-name="T205">В</text:span><text:span text:style-name="T202"> екологичните изследвания </text:span><text:span text:style-name="T60">най-често </text:span><text:span text:style-name="T37">се използва основа 2 </text:span><text:span text:style-name="T205">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205">(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 </text:span><text:span text:style-name="T60">тази основа е използвана и в настоящето изследване.</text:span><text:span text:style-name="T62"> </text:span></text:p>
      <text:p text:style-name="P31"><text:span text:style-name="T116">H’</text:span><text:span text:style-name="T229">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208">несигурността при</text:span><text:span text:style-name="T229">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29">(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29">. Това обаче затруднява </text:span><text:soft-page-break/><text:span text:style-name="T229">интерпретацията му, тъй като той не представлява директна мярка за разнообразието на системата (каквато е например видовото богатство). </text:span></text:p>
      <text:p text:style-name="P36"><text:span text:style-name="T178">П</text:span><text:span text:style-name="T163">аралелно </text:span><text:span text:style-name="T178">с </text:span><text:span text:style-name="T105">H’ </text:span><text:span text:style-name="T178">често </text:span><text:span text:style-name="T163">се използва и индексът на </text:span><text:span text:style-name="T101">Pielou</text:span><text:span text:style-name="T44"> </text:span><text:span text:style-name="T101">J</text:span><text:span text:style-name="T44">’ </text:span><text:span text:style-name="T163">за изравненост на съобществата, който описва доминирането и кодоминирането на видовете:</text:span><text:span text:style-name="T44"> </text:span></text:p>
      <text:p text:style-name="P29"><draw:frame draw:style-name="fr5" draw:name="Object2" text:anchor-type="as-char" svg:y="-0.386cm" svg:width="2.828cm" svg:height="0.506cm" draw:z-index="8"><draw:object xlink:href="./Object 1" xlink:type="simple" xlink:show="embed" xlink:actuate="onLoad"/><draw:image xlink:href="./ObjectReplacements/Object 1" xlink:type="simple" xlink:show="embed" xlink:actuate="onLoad"/><svg:desc>formula</svg:desc></draw:frame></text:p>
      <text:p text:style-name="P36"><text:span text:style-name="T45">където S e</text:span><text:span text:style-name="T44"> бро</text:span><text:span text:style-name="T45">ят</text:span><text:span text:style-name="T44"> видове в пробата, </text:span><text:span text:style-name="T45">а </text:span><text:span text:style-name="T44">Н’ – индекс</text:span><text:span text:style-name="T45">ът на </text:span><text:span text:style-name="T101">Shannon</text:span><text:span text:style-name="T44">. </text:span><text:span text:style-name="T101">J</text:span><text:span text:style-name="T44">’ варира от 0 (неравномерно съобщество, </text:span><text:span text:style-name="T162">в което </text:span><text:span text:style-name="T44">един или няколко вида силно доминират </text:span><text:span text:style-name="T162">по численост</text:span><text:span text:style-name="T44">) до 1 (напълно равномерно съобщество — нито един вид не доминира; видовете се срещат в равни пропорции). </text:span></text:p>
      <text:p text:style-name="P39"/>
      <text:p text:style-name="P5">Ефективно разнообразие (ефективен брой видове)</text:p>
      <text:p text:style-name="Thesis_5f_body"><text:span text:style-name="T230">Трудностите в интерпретацията на </text:span><text:span text:style-name="T117">H’</text:span><text:span text:style-name="T230"> могат да се избегнат чрез превръщането на индекса </text:span><text:span text:style-name="T206">в </text:span><text:span text:style-name="T211">ефективно разнообразие или </text:span><text:span text:style-name="T206">ефективен брой видове – </text:span><text:span text:style-name="T165">броят </text:span><text:span text:style-name="T169">еднакви по честота </text:span><text:span text:style-name="T165">видове, </text:span><text:span text:style-name="T169">които трябва да присъстват в едно теоретично</text:span><text:span text:style-name="T165"> съобщество, </text:span><text:span text:style-name="T169">за да има то</text:span><text:span text:style-name="T165"> същата стойност на индекса за биоразнообразие като изучаваното</text:span><text:span text:style-name="T16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16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164">. </text:span><text:span text:style-name="T165">Ефективният брой видове е познат също така като </text:span><text:span text:style-name="T167">едно от </text:span><text:span text:style-name="T165">числ</text:span><text:span text:style-name="T167">ата</text:span><text:span text:style-name="T165"> на </text:span><text:span text:style-name="T102">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102">(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06">. </text:span><text:span text:style-name="T203">Целта на тези числа е да свържат компонентите видово богатство и изравненост на съобществата. </text:span><text:span text:style-name="T207">Те също представляват ентропия (несигурност) и се и</text:span><text:span text:style-name="T203">зчисляват по формулата:</text:span></text:p>
      <text:p text:style-name="P23"><draw:frame draw:style-name="fr5" draw:name="Object6" text:anchor-type="as-char" svg:y="-0.527cm" svg:width="3.263cm" svg:height="0.956cm" draw:z-index="9"><draw:object xlink:href="./Object 6" xlink:type="simple" xlink:show="embed" xlink:actuate="onLoad"/><draw:image xlink:href="./ObjectReplacements/Object 6" xlink:type="simple" xlink:show="embed" xlink:actuate="onLoad"/><svg:desc>formula</svg:desc></draw:frame></text:p>
      <text:p text:style-name="P16">където:</text:p>
      <text:p text:style-name="P32"><text:span text:style-name="T99">p</text:span><text:span text:style-name="T7">i </text:span><text:span text:style-name="T11">= </text:span><text:span text:style-name="T18">пропорционална численост на вид </text:span><text:span text:style-name="T19">i</text:span><text:span text:style-name="T12"> </text:span><text:span text:style-name="T19">в пробата</text:span></text:p>
      <text:p text:style-name="P33"><text:span text:style-name="T16">q</text:span><text:span text:style-name="T11"> = </text:span><text:span text:style-name="T17">„порядък“ на индекса; </text:span><text:span text:style-name="T21">о</text:span><text:span text:style-name="T17">бозначава зависимостта на индекса </text:span><text:span text:style-name="T20">от</text:span><text:span text:style-name="T17"> редките видове</text:span><text:span text:style-name="T20">. </text:span></text:p>
      <text:p text:style-name="P40"/>
      <text:p text:style-name="Thesis_5f_body"><text:span text:style-name="T21">Параметърът </text:span><text:span text:style-name="T25">q</text:span><text:span text:style-name="T13"> </text:span><text:span text:style-name="T21">и честотата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3">В</text:span><text:span text:style-name="T24">сички стойности на </text:span><text:span text:style-name="T15">q</text:span><text:span text:style-name="T24"> </text:span><text:span text:style-name="T14">&lt; 1 </text:span><text:span text:style-name="T24">отдават по-голяма тежест на редките видове, а стойностите на </text:span><text:span text:style-name="T15">q</text:span><text:span text:style-name="T24"> </text:span><text:span text:style-name="T14">&gt; 1 </text:span><text:span text:style-name="T24">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4">(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4">.</text:span></text:p>
      <text:p text:style-name="P34"><text:soft-page-break/><text:span text:style-name="T22">В настоящето изследване е използвано е</text:span><text:span text:style-name="T21">фективното разнообразие от порядък 1, <text:s/></text:span><text:span text:style-name="T22">което </text:span><text:span text:style-name="T21">отговаря на експоненциала на индекса на </text:span><text:span text:style-name="T13">Shannon, </text:span><text:span text:style-name="T21">и </text:span><text:span text:style-name="T166">разглежда </text:span><text:span text:style-name="T173">редките и обичайните </text:span><text:span text:style-name="T174">видове </text:span><text:span text:style-name="T166">като </text:span><text:span text:style-name="T173">напълно </text:span><text:span text:style-name="T166">еквивалентни, </text:span><text:span text:style-name="T173">утежнени само от собствената си честота в </text:span><text:span text:style-name="T175">съобществото</text:span><text:span text:style-name="T166">. </text:span><text:span text:style-name="T176">Това свойство обуславя и централната роля, която индексът </text:span><text:span text:style-name="T104">H’ </text:span><text:span text:style-name="T176">играе в биологичните изследвания. </text:span></text:p>
      <text:p text:style-name="P35"><text:span text:style-name="T177">Ефективното разнообразие е лесно за интерпретация, тъй като </text:span><text:span text:style-name="T172">варира линейно и пропорционално при промяна в разнообразието на съобществат</text:span><text:span text:style-name="T177">а </text:span><text:span text:style-name="T186">и позволява директно сравнение на две съобщества</text:span><text:span text:style-name="T177">. Също така, к</text:span><text:span text:style-name="T170">огато в изучаваното съобщество има силно доминиране на един или няколко вида над останалите, ефективният брой видове за </text:span><text:span text:style-name="T103">H’ </text:span><text:span text:style-name="T170">ще е по-малък от действителния брой видове (видовото богатство) на съобществото; </text:span><text:span text:style-name="T171">колкото по-голяма е разликата, толкова по-силно е доминирането. </text:span></text:p>
      <text:p text:style-name="P17"/>
      <text:p text:style-name="P17">Таксономични индекси</text:p>
      <text:p text:style-name="P37"><text:span text:style-name="T16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179">Ако две съобщества имат еднакъв брой видове и идентично разпределение на численостите </text:span><text:span text:style-name="T181">им</text:span><text:span text:style-name="T179">, но се различават по </text:span><text:span text:style-name="T187">набора</text:span><text:span text:style-name="T17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182">Изчисляването </text:span><text:span text:style-name="T179">на таксономични индекси е възможно, когато таксономичната резолюция на данните е достатъчно висока. </text:span></text:p>
      <text:p text:style-name="Thesis_5f_body"><text:span text:style-name="T183">В настоящето изследване </text:span><text:span text:style-name="T184">са</text:span><text:span text:style-name="T183"> приложен</text:span><text:span text:style-name="T184">и</text:span><text:span text:style-name="T183"> </text:span><text:span text:style-name="T180">индекс</text:span><text:span text:style-name="T184">и</text:span><text:span text:style-name="T180">т</text:span><text:span text:style-name="T184">е</text:span><text:span text:style-name="T180"> за таксономична разлика на </text:span><text:span text:style-name="T106">Warwick </text:span><text:span text:style-name="T180">и </text:span><text:span text:style-name="T106">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06">(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4">: </text:span><text:span text:style-name="T183">таксономично разнообразие (</text:span><text:span text:style-name="T231">Δ</text:span><text:span text:style-name="T183">) и таксономична разлика (</text:span><text:span text:style-name="T231">Δ</text:span><text:span text:style-name="T233">*</text:span><text:span text:style-name="T183">). </text:span></text:p>
      <text:p text:style-name="Thesis_5f_body"><text:span text:style-name="T183">Т</text:span><text:span text:style-name="T184">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188">Когато разпределението на видовете между надвидовите таксони е по-равномерно, стойността на индекса е по-висока. </text:span><text:span text:style-name="T184">Разстоянието може да се изрази като дължината на „клоните“ на филогенетичното дърво, свързващи тези организми. </text:span><text:span text:style-name="T191">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 възможност, която </text:span><text:soft-page-break/><text:span text:style-name="T191">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201">при изкачване в таксономичната йерархия</text:span><text:span text:style-name="T191">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191">(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192">.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8">Таксономичната разлика представлява средната дължина на „клоните“, свързващи два произволно избрани, но таксономично различни организми; така това е мярка изключително на таксономичната свързаност на видовете в съобществото. </text:p>
      <text:p text:style-name="P43"><text:span text:style-name="T188">Ако</text:span><text:span text:style-name="T184"> </text:span><text:span text:style-name="T188">количествените </text:span><text:span text:style-name="T184">данни се </text:span><text:span text:style-name="T189">превърнат в</text:span><text:span text:style-name="T184"> присъствие/отсъствие, двата предишни индекса се свеждат до един и същ индекс - </text:span><text:span text:style-name="T231">Δ</text:span><text:span text:style-name="T3">+</text:span><text:span text:style-name="T183"> , </text:span><text:span text:style-name="T184">който може да се разглежда като средната таксономична разлика между които и да е два произволни вида </text:span><text:span text:style-name="T190">в съобществото, </text:span><text:span text:style-name="T191">и чието стандартно отклонение може да бъде изчислено</text:span><text:span text:style-name="T184">. </text:span><text:span text:style-name="T193">Така този индекс по същество представлява мярка за таксономичния обхват на пробата.</text:span></text:p>
      <text:p text:style-name="P44"><text:span text:style-name="T191">На базата на </text:span><text:span text:style-name="T231">Δ</text:span><text:span text:style-name="T3">+ <text:s/></text:span><text:span text:style-name="T26">м</text:span><text:span text:style-name="T191">оже също така да се изчисли индексът на вариация на таксономичната разлика </text:span><text:span text:style-name="T232">Λ</text:span><text:span text:style-name="T4">+</text:span><text:span text:style-name="T234">, </text:span><text:span text:style-name="T235">който изразява неравномерността в таксономичната структура. </text:span></text:p>
      <text:p text:style-name="Thesis_5f_body"><text:span text:style-name="T235">За да се тества разликата </text:span><text:span text:style-name="T236">между</text:span><text:span text:style-name="T235"> </text:span><text:span text:style-name="T236">таксономичното разнообразие на </text:span><text:span text:style-name="T235">изучаваните съобщества </text:span><text:span text:style-name="T236">и</text:span><text:span text:style-name="T235"> „очакван</text:span><text:span text:style-name="T236">о</text:span><text:span text:style-name="T235">т</text:span><text:span text:style-name="T236">о</text:span><text:span text:style-name="T235">“ </text:span><text:span text:style-name="T236">разнообразие в района на изследване </text:span><text:span text:style-name="T235">е възможно да се построят вероятностни „фунии“ </text:span><text:span text:style-name="T238">(95 % доверителен интервал на индексите) </text:span><text:span text:style-name="T235">на базата на максимално пълен видов списък на фауната на </text:span><text:span text:style-name="T236">този </text:span><text:span text:style-name="T235">район. Видовете, намерени в проба </text:span><text:span text:style-name="T238">от дадено място в района на изследване</text:span><text:span text:style-name="T235">, се считат за </text:span><text:span text:style-name="T238">случайна извадка</text:span><text:span text:style-name="T236"> от този набор видове. Докато </text:span><text:span text:style-name="T238">едно </text:span><text:span text:style-name="T236">такова сравнение е невъзможно за видовото богатство </text:span><text:span text:style-name="T238">в пробата</text:span><text:span text:style-name="T236">, което винаги ще е по-малко от </text:span><text:span text:style-name="T237">пълния набор видове, средната таксономична разлика </text:span><text:span text:style-name="T231">Δ</text:span><text:span text:style-name="T3">+ </text:span><text:span text:style-name="T28">се очаква да е еднаква както за извадката (изучаваното съобщество), така и за пълния видов списък за района. Така последната се разглежда като „очакваната“ стойност на </text:span><text:span text:style-name="T31">Δ</text:span><text:span text:style-name="T3">+</text:span><text:span text:style-name="T27">, </text:span><text:span text:style-name="T28">а едно потенциално намаляване на стойността </text:span><text:span text:style-name="T29">на </text:span><text:span text:style-name="T31">Δ</text:span><text:span text:style-name="T3">+ </text:span><text:span text:style-name="T28">на дадено място по време на изследването би могл</text:span><text:span text:style-name="T29">о</text:span><text:span text:style-name="T28"> да се дълж</text:span><text:span text:style-name="T29">и</text:span><text:span text:style-name="T28"> на намаляване на биоразнообразието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28">(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28">. </text:span></text:p>
      <text:p text:style-name="P47"><text:span text:style-name="T28">В </text:span><text:span text:style-name="T30">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245">(Вълканов, 1957; Вълканов and Маринов, </text:span><text:soft-page-break/><text:span text:style-name="T245">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235">, </text:span><text:span text:style-name="T239">а също и </text:span><text:span text:style-name="T240">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240">(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235">, </text:span><text:span text:style-name="T241">T</text:span><text:span text:style-name="T244">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244">(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235">, </text:span><office:annotation office:name="__Annotation__6407_1416121077"><dc:creator>Unknown Author</dc:creator><dc:date>2016-08-05T13:51:24</dc:date><text:list text:style-name=""><text:list-item><text:p>Намери и добави! </text:p></text:list-item></text:list></office:annotation><text:span text:style-name="T242">доклад натура...</text:span><office:annotation-end office:name="__Annotation__6407_1416121077"/></text:p>
      <text:p text:style-name="P45"><text:span text:style-name="T249">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249">матрица, отговаряща на </text:span>таксономична йерархия, <text:span text:style-name="T249">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249">(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249">.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249">(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249">.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 </text:span></text:p>
      <text:p text:style-name="P46">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250">при многомерните анализи</text:span> <office:annotation office:name="__Fieldmark__3945_1543247252"><dc:creator>K </dc:creator><dc:date>2016-08-08T13:08:32</dc:date><text:list text:continue-numbering="true" text:style-name=""><text:list-item><text:p>в точка … някоя? </text:p></text:list-item></text:list></office:annotation>по-долу<office:annotation-end office:name="__Fieldmark__3945_1543247252"/>. </text:p>
      <text:p text:style-name="Thesis_5f_body"/>
      <text:p text:style-name="Thesis_5f_body"><text:span text:style-name="T150">Г</text:span><text:span text:style-name="T148">рафични методи за характеризиране на съобществата</text:span></text:p>
      <text:p text:style-name="P59">За допълнително характеризиране на биоразнообразието на зообентосните съобщества бяха приложени също така <text:span text:style-name="T268">г</text:span>рафични аналитични методи.</text:p>
      <text:p text:style-name="P57"><text:span text:style-name="T209">Графичните методи</text:span><text:span text:style-name="T37"> </text:span><text:span text:style-name="T210">могат </text:span><text:span text:style-name="T37">да се определят като междинни между едно- и многомерните методи. Главното </text:span><text:span text:style-name="T77">им</text:span><text:span text:style-name="T37">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77">отколкото при </text:span><text:span text:style-name="T37">индекси</text:span><text:span text:style-name="T77">те</text:span><text:span text:style-name="T37"> </text:span><text:span text:style-name="T77">з</text:span><text:span text:style-name="T37">а биоразнообразие. <text:s/></text:span></text:p>
      <text:p text:style-name="P57"><text:span text:style-name="T39">Един </text:span><text:span text:style-name="T37">от най-широко използваните </text:span><text:span text:style-name="T39">графични </text:span><text:span text:style-name="T37">методи за сравнение на биоразнообразието са </text:span><text:span text:style-name="T99">k</text:span><text:span text:style-name="T37">-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37">(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37">. </text:span><text:span text:style-name="T39">Те </text:span><text:span text:style-name="T37">се получават по следния начин: относителната численост на </text:span><text:span text:style-name="T64">всеки</text:span><text:span text:style-name="T37"> вид се представя като процент от общата численост в пробата, </text:span><text:span text:style-name="T64">след което всички видове се подреждат в низходящ ред и </text:span><text:soft-page-break/><text:span text:style-name="T64">получават </text:span><text:span text:style-name="T37">ранг </text:span><text:span text:style-name="T99">k: </text:span><text:span text:style-name="T37">най-многобройният вид </text:span><text:span text:style-name="T64">е с </text:span><text:span text:style-name="T37">ранг 1, следващият – ранг 2, и т. н. </text:span><text:span text:style-name="T64">На графиката п</text:span><text:span text:style-name="T37">о </text:span><text:span text:style-name="T64">оста </text:span><text:span text:style-name="T99">y</text:span><text:span text:style-name="T37"> се представя % кумулативна численост, </text:span><text:span text:style-name="T64">а </text:span><text:span text:style-name="T37">по </text:span><text:span text:style-name="T64">оста </text:span><text:span text:style-name="T99">x</text:span><text:span text:style-name="T37"> – ранг</text:span><text:span text:style-name="T65">а</text:span><text:span text:style-name="T37"> </text:span><text:span text:style-name="T64">на вида </text:span><text:span text:style-name="T37">в логаритмична скала. Получените криви дават представа за биоразнообразието: </text:span><text:span text:style-name="T41">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37">робите с по-високо разнообразие </text:span><text:span text:style-name="T41">и по-голяма изравненост </text:span><text:span text:style-name="T37">са разположени по-ниско от пробите с по-малко разнообразие </text:span><text:span text:style-name="T40">(</text:span><text:span text:style-name="T37"><text:sequence-ref text:reference-format="category-and-value" text:ref-name="refФиг.2">Фиг. 3</text:sequence-ref></text:span><text:span text:style-name="T40">)</text:span><text:span text:style-name="T37">.</text:span></text:p>
      <text:p text:style-name="Thesis_5f_body"><draw:frame draw:style-name="fr2" draw:name="Frame2" text:anchor-type="paragraph" svg:width="16.073cm" draw:z-index="1"><draw:text-box fo:min-height="9.366cm"><text:p text:style-name="P1">Фиг. <text:sequence text:ref-name="refФиг.2" text:name="Фиг." text:formula="ooow:Фиг.+1" style:num-format="1">3</text:sequence>. k-доминантни криви за зообентосни проби от морски интертидални пясъ<text:span text:style-name="T124">ц</text:span>и; всяка крива се базира на средните числености от 4 репликата. <text:span text:style-name="T123">Всяка крива отговаря на</text:span> определена комбинация от мрежа на ситото и площ на пробонабиране <text:span text:style-name="T122">(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122">).</text:span> </text:p></draw:text-box></draw:frame></text:p>
      <text:p text:style-name="P49"><text:span text:style-name="T99">ABC</text:span><text:span text:style-name="T37"> (</text:span><text:span text:style-name="T99">abundance</text:span><text:span text:style-name="T37">-</text:span><text:span text:style-name="T99">biomass</text:span><text:span text:style-name="T37"> </text:span><text:span text:style-name="T99">comparison</text:span><text:span text:style-name="T37">)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37">(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37"> </text:span><text:span text:style-name="T66">представляват р</text:span><text:span text:style-name="T37">азширение на този метод: на една графика се представят </text:span><text:span text:style-name="T99">k</text:span><text:span text:style-name="T37">-доминантните криви на биомасата и числеността, като взаимните им позиции показват ефекти</text:span><text:span text:style-name="T42">те</text:span><text:span text:style-name="T37"> </text:span><text:span text:style-name="T42">от</text:span><text:span text:style-name="T37"> евентуално замърсяване </text:span><text:span text:style-name="T43">(</text:span><text:span text:style-name="T43"><text:sequence-ref text:reference-format="category-and-value" text:ref-name="refФиг.3">Фиг. 4</text:sequence-ref></text:span><text:span text:style-name="T43">). При нормални условия (</text:span><text:span text:style-name="T43"><text:sequence-ref text:reference-format="category-and-value" text:ref-name="refФиг.3">Фиг. 4</text:sequence-ref></text:span><text:span text:style-name="T43">а) в съобществата доминират консервативни видове, с големи размери и </text:span><text:span text:style-name="T47">обикновено </text:span><text:span text:style-name="T43">малка численост – затова кривата на биомасата се намира над тази на числеността. При </text:span><text:span text:style-name="T48">средно въздействие</text:span><text:span text:style-name="T43"> (</text:span><text:span text:style-name="T43"><text:sequence-ref text:reference-format="category-and-value" text:ref-name="refФиг.3">Фиг. 4</text:sequence-ref></text:span><text:span text:style-name="T100">b</text:span><text:span text:style-name="T43">) опортюнистичните видове с малки размери, но </text:span><text:span text:style-name="T48">често развиващи се в</text:span><text:span text:style-name="T43"> голяма численост започват да</text:span><text:span text:style-name="T37"> изместват най-чувствителните видове – кривите на биомасата и числеността са близо разположени и/или се пресичат </text:span><text:span text:style-name="T68">един или няколко пъти</text:span><text:span text:style-name="T37">. Когато въздействие</text:span><text:span text:style-name="T67">то</text:span><text:span text:style-name="T37"> </text:span><text:span text:style-name="T69">е много силно</text:span><text:span text:style-name="T37">, в съобществата </text:span><text:span text:style-name="T67">започват да </text:span><text:soft-page-break/><text:span text:style-name="T37">доминират само един или няколко </text:span><text:span text:style-name="T69">от тези </text:span><text:span text:style-name="T37">малки </text:span><text:span text:style-name="T67">по размери </text:span><text:span text:style-name="T37">вид</text:span><text:span text:style-name="T67">ове-</text:span><text:span text:style-name="T69">опортюнисти</text:span><text:span text:style-name="T37"> (</text:span><text:span text:style-name="T37"><text:sequence-ref text:reference-format="category-and-value" text:ref-name="refФиг.3">Фиг. 4</text:sequence-ref></text:span><text:span text:style-name="T99">c</text:span><text:span text:style-name="T37">), </text:span><text:span text:style-name="T67">а</text:span><text:span text:style-name="T37"> кривата на числеността се намира над тази на биомасата </text:span><text:span text:style-name="T68">по цялата си дължина</text:span><text:span text:style-name="T37">. </text:span></text:p>
      <text:p text:style-name="Thesis_5f_body"><draw:frame draw:style-name="fr3" draw:name="Frame3" text:anchor-type="as-char" svg:width="15.498cm" draw:z-index="7"><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125">(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125">(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125">).</text:span></text:p></draw:text-box></draw:frame></text:p>
      <text:p text:style-name="P50"/>
      <text:p text:style-name="P51"><text:span text:style-name="T253">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253">(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253">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стойността й е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243">пресичат. </text:span></text:p>
      <text:p text:style-name="Thesis_5f_body">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255">изчислението на </text:span>тези криви <text:span text:style-name="T255">се </text:span><text:s/><text:span text:style-name="T255">пресмята </text:span>относителния дял от числеността и<text:span text:style-name="T256">ли</text:span> биомасата <text:span text:style-name="T255">на всеки вид от числеността или биомасата на следващите по ранг, като</text:span> <text:span text:style-name="T255">се изключва </text:span>п<text:span text:style-name="T255">редишния </text:span>вид <text:span text:style-name="T255">с по-висок ранг.</text:span> <text:span text:style-name="T255">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oft-page-break/>кривата на числеността е сравнително гладка. При замърсени или повлияни съобщества отново има смяна на позициите на кривите на числеността и биомасата; кривата на числеността също така е много по-неравномерна, <text:span text:style-name="T254">тъй като </text:span>негативното въздействие засяга всички видове в съобществото. <text:s text:c="3"/></text:p>
      <text:p text:style-name="P65"><text:span text:style-name="T269">Също така, бяха изчислени и начертани профили на биоразнообразието на съобществата, утежнени спрямо таксономичното сходство видовете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269">(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269">. Тези профили представят „отпечатък“ на структурата на съобществата. В основата им са същите уравнения за обща ентропия като числата на Hill. Принципът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итуация. <text:s text:c="2"/></text:span></text:p>
      <text:p text:style-name="P66"><text:span text:style-name="T270">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 <text:s text:c="14"/></text:span></text:p>
      <text:p text:style-name="Thesis_5f_body"/>
      <text:p text:style-name="P3"><text:span text:style-name="T126">М</text:span>ногомерни <text:span text:style-name="T128">статистически </text:span>методи </text:p>
      <text:p text:style-name="P67"><text:soft-page-break/><text:span text:style-name="T80">Бяха приложени методи на многомерната статистика, за да </text:span><text:span text:style-name="T81">се анализира задълбочено сходството между макрозообентосните съобщества на изследваните станции, както и </text:span><text:span text:style-name="T37">на </text:span><text:span text:style-name="T81">всяка</text:span><text:span text:style-name="T37"> станция </text:span><text:span text:style-name="T81">във</text:span><text:span text:style-name="T49"> </text:span><text:span text:style-name="T37">време</text:span><text:span text:style-name="T81">то</text:span><text:span text:style-name="T37">. Многомерните методи се използват рутинно за анализ на бентосните съобщества </text:span><text:span text:style-name="T78">в съвременните изследвания</text:span><text:span text:style-name="T37">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37">(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37"> благодарение на разработката на </text:span><text:span text:style-name="T81">достатъчно </text:span><text:span text:style-name="T79">бързи компютри и </text:span><text:span text:style-name="T37">лесен за употреба статистически софтуер, </text:span><text:span text:style-name="T79">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7">. </text:span><text:span text:style-name="T80">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80">(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80">.</text:span><text:span text:style-name="T37"> <text:s/></text:span></text:p>
      <text:p text:style-name="Thesis_5f_body"><text:span text:style-name="T81">М</text:span><text:span text:style-name="T37">ногомерните методи взимат предвид идентичността на видовете и </text:span><text:span text:style-name="T81">с</text:span><text:span text:style-name="T37">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37">(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37">. Те обаче </text:span><text:span text:style-name="T82">са </text:span><text:span text:style-name="T37">по-сложни са от другите методи, тъй като изискват значителна предварителна обработка на данните. </text:span><text:span text:style-name="T82">Най-често суровите данни се </text:span><text:span text:style-name="T37">трансфор</text:span><text:span text:style-name="T82">мират</text:span><text:span text:style-name="T37">, </text:span><text:span text:style-name="T82">за да </text:span><text:span text:style-name="T83">се намали приносът на доминиращите видове и да се увеличи този на редките </text:span><text:span text:style-name="T84">видове</text:span><text:span text:style-name="T37">. </text:span><text:span text:style-name="T84">От м</text:span><text:span text:style-name="T37">атрицата </text:span><text:span text:style-name="T82">със зообентосни</text:span><text:span text:style-name="T37"> данни също понякога </text:span><text:span text:style-name="T82">се </text:span><text:span text:style-name="T37">премахва</text:span><text:span text:style-name="T82">т</text:span><text:span text:style-name="T37"> на</text:span><text:span text:style-name="T82">й-</text:span><text:span text:style-name="T37">редките видове </text:span><text:span text:style-name="T82">(например т.нар. singletons — видове, срещащи се само в една проба от целия набор данни, които рядко допринасят значителна информация)</text:span><text:span text:style-name="T37">; или пък </text:span><text:span text:style-name="T82">се </text:span><text:span text:style-name="T37">превръща </text:span><text:span text:style-name="T82">от</text:span><text:span text:style-name="T37"> числени данни в матрица на присъствие и отсъствие на видовете. </text:span></text:p>
      <text:p text:style-name="P69"><text:span text:style-name="T85">Върху макрозообентосните данни от настоящата дисертация бяха приложени </text:span><text:span text:style-name="T37">два</text:span><text:span text:style-name="T85">та</text:span><text:span text:style-name="T37"> </text:span><text:span text:style-name="T85">основни </text:span><text:span text:style-name="T37">типа </text:span><text:span text:style-name="T85">многомерни анализи </text:span><text:span text:style-name="T37">– класификация и ординация (</text:span><text:span text:style-name="T37"><text:sequence-ref text:reference-format="category-and-value" text:ref-name="refФиг.4">Фиг. 5</text:sequence-ref></text:span><text:span text:style-name="T37">). </text:span><text:span text:style-name="T87">Д</text:span><text:span text:style-name="T37">анните </text:span><text:span text:style-name="T85">бяха </text:span><text:span text:style-name="T37">трансформира</text:span><text:span text:style-name="T85">ни чрез </text:span><text:span text:style-name="T87">взимане на </text:span><text:span text:style-name="T85">четвърт</text:span><text:span text:style-name="T87">и</text:span><text:span text:style-name="T86"> корен, </text:span><text:span text:style-name="T87">след което </text:span><text:span text:style-name="T85">беше</text:span><text:span text:style-name="T37"> определ</text:span><text:span text:style-name="T85">ено</text:span><text:span text:style-name="T37"> сходството</text:span><text:span text:style-name="T85">то</text:span><text:span text:style-name="T37"> </text:span><text:span text:style-name="T85">по</text:span><text:span text:style-name="T37"> </text:span><text:span text:style-name="T99">Bray</text:span><text:span text:style-name="T37">-</text:span><text:span text:style-name="T99">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99">(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7"> между всички проби две по две. </text:span><text:span text:style-name="T85">Това е н</text:span><text:span text:style-name="T37">ай-често използваният </text:span><text:span text:style-name="T85">в екологични изследвания </text:span><text:span text:style-name="T37">коефициент за прилика; изчислява </text:span><text:span text:style-name="T85">се </text:span><text:span text:style-name="T37">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87">затова и е необходима предварителната трансформация на данните</text:span><text:span text:style-name="T37">.</text:span></text:p>
      <text:p text:style-name="Thesis_5f_body"><draw:frame draw:style-name="fr1" draw:name="Frame4" text:anchor-type="paragraph" svg:width="16.002cm" draw:z-index="0"><draw:text-box fo:min-height="7.01cm"><text:p text:style-name="P2">Фиг. <text:sequence text:ref-name="refФиг.4" text:name="Фиг." text:formula="ooow:Фиг.+1" style:num-format="1">5</text:sequence>. Етапи на многомерния анализ <text:span text:style-name="T127">(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127">(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127">).</text:span></text:p></draw:text-box></draw:frame><text:soft-page-break/> </text:p>
      <text:p text:style-name="P69"><text:span text:style-name="T37">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99">hierarchical</text:span><text:span text:style-name="T37"> </text:span><text:span text:style-name="T99">agglomerative</text:span><text:span text:style-name="T37"> </text:span><text:span text:style-name="T99">clustering</text:span><text:span text:style-name="T37">),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99">Bray</text:span><text:span text:style-name="T37">-</text:span><text:span text:style-name="T99">Curtis</text:span><text:span text:style-name="T37"> като мярка за сходство. Крайният резултат се представя като една обща дендрограма. </text:span></text:p>
      <text:p text:style-name="P69"><text:span text:style-name="T37">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37">(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37">: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10"><text:span text:style-name="T37">Целта на ординацията е да представи станциите в пространство с </text:span><text:span text:style-name="T99">n</text:span><text:span text:style-name="T37">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text:span><text:soft-page-break/><text:span text:style-name="T37">подходящи програми за изчисление и др. Два от най-използваните методи за ординация са </text:span><text:span text:style-name="T58">анализът на главните компоненти </text:span><text:span text:style-name="T37">(</text:span><text:span text:style-name="T58">P</text:span><text:span text:style-name="T99">rincipal</text:span><text:span text:style-name="T37"> </text:span><text:span text:style-name="T58">C</text:span><text:span text:style-name="T99">omponent</text:span><text:span text:style-name="T37"> </text:span><text:span text:style-name="T58">A</text:span><text:span text:style-name="T99">nalysis, PCA</text:span><text:span text:style-name="T37">) и </text:span><text:span text:style-name="T46">многомерната ординация </text:span><text:span text:style-name="T37">(</text:span><text:span text:style-name="T99">non</text:span><text:span text:style-name="T37">-</text:span><text:span text:style-name="T99">metric</text:span><text:span text:style-name="T37"> </text:span><text:span text:style-name="T99">multi</text:span><text:span text:style-name="T37">-</text:span><text:span text:style-name="T99">dimensional</text:span><text:span text:style-name="T37"> </text:span><text:span text:style-name="T99">scalin</text:span><text:span text:style-name="T111">g, nMDS</text:span><text:span text:style-name="T37">). </text:span></text:p>
      <text:p text:style-name="P71"><text:span text:style-name="T37">Целта на </text:span><text:span text:style-name="T99">PCA</text:span><text:span text:style-name="T37"> е да представи възможно най-голямо количество от наблюдаваната вариация с добавянето на всяко едно ново измерение. </text:span></text:p>
      <text:p text:style-name="P71"><text:span text:style-name="T91">В настоящата дисертация беше приложен PCA върху </text:span><text:span text:style-name="T91"><office:annotation office:name="__Fieldmark__6495_445064271"><dc:creator>K </dc:creator><dc:date>2016-08-09T16:22:36.380013714</dc:date><text:list text:continue-numbering="true" text:style-name=""><text:list-item><text:p text:style-name="P74"><text:span text:style-name="T271">кои....</text:span></text:p></text:list-item></text:list></office:annotation></text:span><text:span text:style-name="T91">параметрите на околната среда</text:span><office:annotation-end office:name="__Fieldmark__6495_445064271"/><text:span text:style-name="T91">, измерени на станциите на изследване, </text:span><text:span text:style-name="T92">с цел </text:span><text:span text:style-name="T93">определяне на разпределението на станциите спрямо измерените там параметри, както и редуциране на броя обяснителни променливи до </text:span><text:span text:style-name="T94">тези, които обясняват най-голяма част от вариациите; тези променливи най-вероятно оказват и най-голямо влияние върху макрозообентосните съобщества и могат да бъдат използвани в последващите анализи</text:span><text:span text:style-name="T93">. Тъй като този метод изчислява Евклидовото разстояние между двой</text:span><text:span text:style-name="T94">ките наблюдения, той не е подходящ за зообентосни данни, чието разпределение обикновено е много неправилно. Параметрите на средата също бяха нормализирани и стандартизирани преди факторния анализ чрез изваждане на средната стойност и разделяне на стандартното отклонение.</text:span><text:span text:style-name="T91"> </text:span></text:p>
      <text:p text:style-name="P68"><text:span text:style-name="T96">Беше извършен </text:span><text:span text:style-name="T88">n</text:span><text:span text:style-name="T99">MDS</text:span><text:span text:style-name="T37"> </text:span><text:span text:style-name="T96">анализ на макрозообентосните данни. Този анализ </text:span><text:span text:style-name="T37">съставя „карта” на станциите/пробите, на която две проби </text:span><text:span text:style-name="T89">са толкова </text:span><text:span text:style-name="T37">по-близо </text:span><text:span text:style-name="T59">една до друга, </text:span><text:span text:style-name="T89">колкото по-сходна е структурата на съобществата им</text:span><text:span text:style-name="T37">. </text:span><text:span text:style-name="T90">n</text:span><text:span text:style-name="T99">MDS</text:span><text:span text:style-name="T37"> е популярен метод, защото използва само информация за ранга на видовете, а не количествени стойности.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72"><text:span text:style-name="T37">Те</text:span><text:span text:style-name="T80">зи методи</text:span><text:span text:style-name="T37"> обаче не дават информация за факторите, които могат да обяснят </text:span><text:span text:style-name="T97">наблюдаваното разпределение на пробите/станциите;</text:span><text:span text:style-name="T37"> </text:span><text:span text:style-name="T49">з</text:span><text:span text:style-name="T37">атова са разработени допълнителни методи, които да установяват връзката на структурата на съобществата с различни параметри на околната среда. </text:span><text:span text:style-name="T95">С тази цел беше използвана функцията envfit от пакета vegan към R, <text:s text:c="2"/></text:span></text:p>
      <text:p text:style-name="P72"><text:span text:style-name="T37">Clarke и Ainsworth </text:span><text:reference-mark-start text:name="ZOTERO_ITEM CSL_CITATION {&quot;citationID&quot;:&quot;18oink7258&quot;,&quot;properties&quot;:{&quot;formattedCitation&quot;:&quot;(1993)&quot;,&quot;plainCitation&quot;:&quot;(1993)&quot;},&quot;citationItems&quot;:[{&quot;id&quot;:1073,&quot;uris&quot;:[&quot;http://zotero.org/users/976121/items/MG2IWM7X&quot;],&quot;uri&quot;:[&quot;http://zotero.org/users/976121/items/MG2IWM7X&quot;],&quot;itemData&quot;:{&quot;id&quot;:1073,&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3HI5KB6fxU"/><text:span text:style-name="T37">(1993)</text:span><text:reference-mark-end text:name="ZOTERO_ITEM CSL_CITATION {&quot;citationID&quot;:&quot;18oink7258&quot;,&quot;properties&quot;:{&quot;formattedCitation&quot;:&quot;(1993)&quot;,&quot;plainCitation&quot;:&quot;(1993)&quot;},&quot;citationItems&quot;:[{&quot;id&quot;:1073,&quot;uris&quot;:[&quot;http://zotero.org/users/976121/items/MG2IWM7X&quot;],&quot;uri&quot;:[&quot;http://zotero.org/users/976121/items/MG2IWM7X&quot;],&quot;itemData&quot;:{&quot;id&quot;:1073,&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3HI5KB6fxU"/><text:span text:style-name="T37"> предлагат метода BIO-ENV (PRIMER), позволяващ да се обясни структурата на съобществата чрез различни параметри на околната среда, и показващ кои от тези параметри имат най-голямо влияние за определянето на тази структура. </text:span></text:p>
      <text:p text:style-name="P70"><text:soft-page-break/><text:span text:style-name="T37">Видовете, които допринасят най-много за разделянето на станциите в клъстери, могат да се определят чрез </text:span>SIMPER<text:span text:style-name="T37"> анализ (</text:span>similarity<text:span text:style-name="T37"> </text:span>percentages<text:span text:style-name="T37">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37">(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37">). </text:span></text:p>
      <text:p text:style-name="P70"><text:span text:style-name="T37"/></text:p>
      <text:p text:style-name="P68"><text:span text:style-name="T37"/></text:p>
      <text:p text:style-name="Thesis_5f_body"/>
      <text:p text:style-name="P6"><text:span text:style-name="T184">Ф</text:span><text:span text:style-name="T161">ункционално разнообразие </text:span><text:span text:style-name="T185">на съобществата</text:span></text:p>
      <text:p text:style-name="P48"><text:span text:style-name="T212">Загубата на биоразнообразие в резултат </text:span><text:span text:style-name="T215">на</text:span><text:span text:style-name="T212">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212">(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212">(</text:span><text:span text:style-name="T213">+ </text:span><text:span text:style-name="T247">РЕФ?</text:span><text:span text:style-name="T212">). </text:span><text:span text:style-name="T216">Основната цел на РДМС е да запази функционирането на морските и крайбрежни екосистеми </text:span><text:span text:style-name="T217">(екосистемен подход </text:span><text:span text:style-name="T218">към опазването на морската среда</text:span><text:span text:style-name="T217">)</text:span><text:span text:style-name="T216">; </text:span><text:span text:style-name="T215">п</text:span><text:span text:style-name="T216">оради тази причина, изучаването, описанието и оценката на функционалното разнообразие на съобществата са актуални проблеми. </text:span><text:span text:style-name="T212">Връзката между структурното биоразнообразие и функционирането на екосистемите е </text:span><text:span text:style-name="T215">сложна и е </text:span><text:span text:style-name="T212">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214">, като </text:span><text:span text:style-name="T215">фокусът на повечето е върху т.нар. функционални черти на организмите</text:span><text:span text:style-name="T212">.</text:span><text:span text:style-name="T216"> </text:span><text:span text:style-name="T212"><text:s/></text:span></text:p>
      <text:p text:style-name="P60">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48"><text:span text:style-name="T199">Ф</text:span><text:span text:style-name="T194">ункционалният анализ </text:span><text:span text:style-name="T199">представлява</text:span><text:span text:style-name="T194">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list text:continue-numbering="true" text:style-name=""><text:list-item><text:p>Други източници – защото говоря за много сайтове...</text:p></text:list-item></text:list></office:annotation><text:span text:style-name="T194">видове</text:span><office:annotation-end office:name="__Annotation__9836_1416121077"/><text:span text:style-name="T194">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194">(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194">. </text:span><text:span text:style-name="T199">Най-ч</text:span><text:span text:style-name="T195">есто </text:span><text:span text:style-name="T199">разполагаме</text:span><text:span text:style-name="T195"> и </text:span><text:span text:style-name="T199">с </text:span><text:span text:style-name="T195">трета матрица с параметри на околната среда, </text:span><text:span text:style-name="T199">измерени</text:span><text:span text:style-name="T195"> </text:span><text:span text:style-name="T199">н</text:span><text:span text:style-name="T195">а изследваните </text:span><office:annotation office:name="__Annotation__8729_1416121077"><dc:creator>Unknown Author</dc:creator><dc:date>2016-08-05T16:24:15</dc:date><text:list text:continue-numbering="true" text:style-name=""><text:list-item><text:p>Схема...</text:p></text:list-item></text:list></office:annotation><text:span text:style-name="T195">места</text:span><office:annotation-end office:name="__Annotation__8729_1416121077"/><text:span text:style-name="T195">. Целта на анализа е да опише как численостите на видовете се променят между различните места - </text:span><text:span text:style-name="T199">от една страна </text:span><text:span text:style-name="T195">спрямо измерените там параметри на средата, </text:span><text:span text:style-name="T199">а от друга - </text:span><text:span text:style-name="T195">спрямо чертите на видовете. </text:span><text:span text:style-name="T196">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195">Този проблем е известен като „четвърти ъгъл“ (</text:span><text:span text:style-name="T107">fourth corner problem, </text:span><text:span text:style-name="T108">Legendre et al.</text:span><text:span text:style-name="T107">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107">(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196">)</text:span><text:span text:style-name="T108">, </text:span><text:span text:style-name="T196">заради това, че </text:span><text:span text:style-name="T200">се </text:span><text:span text:style-name="T196">изхожда </text:span><text:soft-page-break/><text:span text:style-name="T196">от три различни матрици, а се интересуваме от четвъртата – тази, която свързва параметрите на средата с функционалните черти на видовете. </text:span></text:p>
      <text:p text:style-name="P48"><text:span text:style-name="T196">Т</text:span><text:span text:style-name="T198">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197">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19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197">. </text:span></text:p>
      <text:p text:style-name="P52"><text:span text:style-name="T251">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251">(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251">, допълнени с други литературни източници (</text:span><text:span text:style-name="T248">РЕФ</text:span><text:span text:style-name="T252">). </text:span></text:p>
      <text:list xml:id="list163715130855070" text:continue-list="list163715731199099" text:style-name="Thesis_5f_numbering">
        <text:list-item>
          <text:list>
            <text:list-item>
              <text:list>
                <text:list-item>
                  <text:list>
                    <text:list-item>
                      <text:p text:style-name="Thesis_5f_Heading3"><text:span text:style-name="T259">Б</text:span><text:span text:style-name="T258">иотични индекси за оценка на </text:span><text:span text:style-name="T260">екологичното </text:span><text:span text:style-name="T258">състояние </text:span><text:span text:style-name="T260">на съобществата</text:span></text:p>
                    </text:list-item>
                  </text:list>
                </text:list-item>
              </text:list>
            </text:list-item>
          </text:list>
        </text:list-item>
      </text:list>
      <text:p text:style-name="P53">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261">и съответно могат да служат за първоначална индикация за влошаване на екологичното състояние на съобществата</text:span>. <text:span text:style-name="T261">Това се дължи на факта, че въздействията обикновено предизвикват загуба на биоразнообразие и/или функционално разнообразие, чрез изчезването първо на най-чувствителните видове от съобществата. </text:span></text:p>
      <text:p text:style-name="P54"><text:span text:style-name="T50">В рамките на настоящата дисертация са приложени няколко различни биотични индекси, </text:span><text:span text:style-name="T70">разработени за целите на директивите на ЕС, </text:span><text:span text:style-name="T71">чиято цел е да дадат числена оценка на състоянието на съобществата, както и на тенденциите в него. </text:span></text:p>
      <text:p text:style-name="P55"><text:span text:style-name="T71">Беше </text:span><text:span text:style-name="T50">провер</text:span><text:span text:style-name="T71">ена</text:span><text:span text:style-name="T50"> чувствителност</text:span><text:span text:style-name="T71">та на избраните индекси</text:span><text:span text:style-name="T50"> към промените в състава и структурата на зообентосните съобщества, изложени на антропогенно въздействие, в плитката крайбрежна зона </text:span><text:span text:style-name="T71">на българското Черно море</text:span><text:span text:style-name="T50">. </text:span><text:span text:style-name="T55">Сравнено</text:span><text:span text:style-name="T50"> </text:span><text:span text:style-name="T71">беше</text:span><text:span text:style-name="T50"> функционирането на методите от националния екологичен мониторинг </text:span><text:span text:style-name="T55">(H', AMBI и M-AMBI)</text:span><text:span text:style-name="T50">, както и това на индекс, разработен и прилаган в </text:span><text:span text:style-name="T72">източната част на </text:span><text:span text:style-name="T50">Средиземно море. </text:span></text:p>
      <text:p text:style-name="P55"><text:span text:style-name="T51">По-долу са </text:span><text:span text:style-name="T56">накратко са </text:span><text:span text:style-name="T51">описани особеностите на </text:span><text:span text:style-name="T53">сравн</text:span><text:span text:style-name="T54">ява</text:span><text:span text:style-name="T53">ните</text:span><text:span text:style-name="T52"> </text:span><text:span text:style-name="T51">биотични индекси.</text:span></text:p>
      <text:p text:style-name="P61"><text:soft-page-break/></text:p>
      <text:p text:style-name="P7">Индекс на Shannon-Wiener H'</text:p>
      <text:p text:style-name="P56"><text:span text:style-name="T219">Характеристиките на H' са описани подробно в т. </text:span><text:span text:style-name="T219"><text:bookmark-ref text:reference-format="number" text:ref-name="__RefHeading__13188_1543247252">1.1.3.1</text:bookmark-ref></text:span><text:span text:style-name="T219">. </text:span>H’ <text:span text:style-name="T266">е един от най-широко прилаганите индекси, който се използва и </text:span><text:span text:style-name="T160">като индикатор за промяна в съобществата, подложени на антропогенен или естествен натиск. </text:span><text:span text:style-name="T219">Въпреки това, свойствата на този индекс, споменати по-горе, затрудняват употребата и интерпретацията му. </text:span><text:span text:style-name="T37">Редица изследвания показват, че H' не реагира монотонно на промени </text:span><text:span text:style-name="T73">в съобществата, подложени на въздействие </text:span><text:span text:style-name="T37">— стойностите му </text:span><text:span text:style-name="T160">имат тенденция да </text:span><text:span text:style-name="T37">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list text:style-name=""><text:list-item><text:p>още някакви статии... </text:p></text:list-item></text:list></office:annotation><text:span text:style-name="T37">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37">(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37">. </text:span></text:p>
      <text:p text:style-name="P56"><office:annotation office:name="__Fieldmark__13925_1543247252"><dc:creator>K </dc:creator><dc:date>2016-08-08T16:52:01</dc:date><text:list text:continue-numbering="true" text:style-name=""><text:list-item><text:p>може би не в м&amp;м...</text:p></text:list-item></text:list></office:annotation><text:span text:style-name="T75">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6"><text:span text:style-name="T74">При прилагането на този индекс е добре да се </text:span><text:span text:style-name="T76">имат предвид неговите особености, а най-добре е да се използва в комбинация с други индекси.</text:span><text:span text:style-name="T74"> </text:span><text:span text:style-name="T57"><text:s/></text:span><office:annotation-end office:name="__Fieldmark__13925_1543247252"/></text:p>
      <text:p text:style-name="P62"/>
      <text:p text:style-name="P4"><text:span text:style-name="T5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5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Thesis_5f_body">Индексът AMBI се базира на класифицирането на <text:span text:style-name="T262">макро</text:span>зообентосните видове в 5 групи по чувствителност: </text:p>
      <text:list xml:id="list7777480909685804109" text:style-name="L14">
        <text:list-item>
          <text:p text:style-name="P63">група I – <text:span text:style-name="T141">силно чувствителни видове, присъстващи и доминиращи в съобществата при нормални и референтни условия.</text:span></text:p>
        </text:list-item>
        <text:list-item>
          <text:p text:style-name="P63">група II – <text:span text:style-name="T141">безразлични видове, които присъстват в съобществата винаги, но с малка численост.</text:span></text:p>
        </text:list-item>
        <text:list-item>
          <text:p text:style-name="P63">група III – <text:span text:style-name="T141">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63">група IV – <text:span text:style-name="T141">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63">група V – <text:span text:style-name="T141">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64">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text:soft-page-break/>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Thesis_5f_body"><text:span text:style-name="T140">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140">(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140">.</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263">възникне при</text:span> класификацията на видовете в екологичните групи <text:span text:style-name="T264">по чувствителност</text:span>, която трябва да се съобрази с евентуални местни вариации в техните екологични особености и предпочитания. </text:p>
      <text:p text:style-name="P9"/>
      <text:p text:style-name="P3"><text:span text:style-name="T142">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142">(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Thesis_5f_body"><text:span text:style-name="T265">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265">(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265">.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144">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P8"><text:span text:style-name="T151">M-AMBI </text:span><text:span text:style-name="T112">(multivariate AMBI)</text:span><text:span text:style-name="T151">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151">(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Thesis_5f_body">Индексът <text:span text:style-name="T143">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text:span><text:soft-page-break/><text:span text:style-name="T143">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224">от Европейския Съюз</text:span>. <text:span text:style-name="T146">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2123_445064271" field:type=""/><text:span text:style-name="T146">гранични стойности</text:span><field:fieldmark-end/><text:span text:style-name="T146"><office:annotation office:name="__Fieldmark__24304_119404090"><dc:creator>K </dc:creator><dc:date>2015-12-14T17:22:52</dc:date><text:p text:style-name="P75"><text:span text:style-name="T272">старите стойности – за сравнение с оценките на БД?</text:span></text:p></office:annotation></text:span><text:span text:style-name="T146">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145">на екологичните класове за качество (като EQR) </text:span>са посочени в <text:sequence-ref text:reference-format="category-and-value" text:ref-name="refТаблица0">Таблица 1</text:sequence-ref>. <text:s/></text:p>
      <text:p text:style-name="Thesis_5f_body"><draw:frame draw:style-name="fr4" draw:name="Frame8" text:anchor-type="as-char" svg:y="-2.611cm" svg:width="14.739cm" draw:z-index="5"><draw:text-box fo:min-height="5.329cm"><text:p text:style-name="Thesis_5f_caption"><draw:frame draw:style-name="fr6" draw:name="Object3" text:anchor-type="paragraph" svg:x="0cm" svg:y="1.953cm" svg:width="14.739cm" style:rel-width="100%" svg:height="3.679cm" style:rel-height="scale" draw:z-index="6"><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147">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147">(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147">; </text:span><office:annotation office:name="__Fieldmark__14038_1543247252"><dc:creator>K </dc:creator><dc:date>2016-08-08T16:54:35</dc:date><text:list text:style-name=""><text:list-item><text:p>без MEDOCC!</text:p></text:list-item></text:list></office:annotation><text:span text:style-name="T147">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147">(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147">;</text:span><office:annotation-end office:name="__Fieldmark__14038_1543247252"/><text:span text:style-name="T147">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147">(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Thesis_5f_body"/>
      <text:p text:style-name="Thesis_5f_body"/>
      <text:p text:style-name="Thesis_5f_body"><text:span text:style-name="T267">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267">(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267">. </text:span></text:p>
      <text:p text:style-name="P22"><text:soft-page-break/>таблица нови стойности + защо в анализите старите – басейнова дирекция итн...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style:paragraph-properties fo:line-height="150%"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Normal_20__28_Web_29_" style:display-name="Normal (Web)" style:family="paragraph" style:parent-style-name="Standard">
      <style:paragraph-properties fo:margin-top="0.176cm" fo:margin-bottom="0.254cm" style:contextual-spacing="false" fo:line-height="120%" fo:hyphenation-ladder-count="no-limit"/>
      <style:text-properties style:font-name="Times New Roman5" fo:font-family="'Times New Roman'" style:font-family-generic="roman" style:font-pitch="variable" style:letter-kerning="true" style:font-name-asian="Times New Roman5" style:font-family-asian="'Times New Roman'" style:font-family-generic-asian="roman" style:font-pitch-asian="variable" style:font-name-complex="Times New Roman5" style:font-family-complex="'Times New Roman'" style:font-family-generic-complex="roman" style:font-pitch-complex="variable" style:language-complex="ar" style:country-complex="SA"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none" style:shadow="none" draw:shadow-opacity="100%" style:flow-with-text="true">
        <style:background-imag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text:style-name="Numbering_20_Symbols" style:num-prefix=" " style:num-suffix=" "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2DT8H13M3S</meta:editing-duration>
    <meta:editing-cycles>477</meta:editing-cycles>
    <meta:generator>LibreOffice/4.2.8.2$Linux_X86_64 LibreOffice_project/420m0$Build-2</meta:generator>
    <meta:initial-creator>K </meta:initial-creator>
    <dc:date>2016-08-09T16:37:14.925075499</dc:date>
    <dc:creator>K </dc:creator>
    <meta:document-statistic meta:table-count="0" meta:image-count="0" meta:object-count="4" meta:page-count="23" meta:paragraph-count="127" meta:word-count="6012" meta:character-count="41658" meta:non-whitespace-character-count="35649"/>
    <meta:user-defined meta:name="ZOTERO_PREF_1">&lt;data data-version="3" zotero-version="4.0.29.10"&gt;&lt;session id="lZ4j0kSa"/&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09:45:47.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